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0.92mm"/>
    </style:style>
    <style:style style:name="co2" style:family="table-column">
      <style:table-column-properties fo:break-before="auto" style:column-width="37.85mm"/>
    </style:style>
    <style:style style:name="co3" style:family="table-column">
      <style:table-column-properties fo:break-before="auto" style:column-width="29.51mm"/>
    </style:style>
    <style:style style:name="co4" style:family="table-column">
      <style:table-column-properties fo:break-before="auto" style:column-width="30.89mm"/>
    </style:style>
    <style:style style:name="co5" style:family="table-column">
      <style:table-column-properties fo:break-before="auto" style:column-width="32.16mm"/>
    </style:style>
    <style:style style:name="co6" style:family="table-column">
      <style:table-column-properties fo:break-before="auto" style:column-width="64.63mm"/>
    </style:style>
    <style:style style:name="co7" style:family="table-column">
      <style:table-column-properties fo:break-before="auto" style:column-width="31.7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1.2mm"/>
    </style:style>
    <style:style style:name="co10" style:family="table-column">
      <style:table-column-properties fo:break-before="auto" style:column-width="34.03mm"/>
    </style:style>
    <style:style style:name="co11" style:family="table-column">
      <style:table-column-properties fo:break-before="auto" style:column-width="22.14mm"/>
    </style:style>
    <style:style style:name="co12" style:family="table-column">
      <style:table-column-properties fo:break-before="auto" style:column-width="24.87mm"/>
    </style:style>
    <style:style style:name="co13" style:family="table-column">
      <style:table-column-properties fo:break-before="auto" style:column-width="41.28mm"/>
    </style:style>
    <style:style style:name="co14" style:family="table-column">
      <style:table-column-properties fo:break-before="auto" style:column-width="20.76mm"/>
    </style:style>
    <style:style style:name="co15" style:family="table-column">
      <style:table-column-properties fo:break-before="auto" style:column-width="22.67mm"/>
    </style:style>
    <style:style style:name="co16" style:family="table-column">
      <style:table-column-properties fo:break-before="auto" style:column-width="47.29mm"/>
    </style:style>
    <style:style style:name="co17" style:family="table-column">
      <style:table-column-properties fo:break-before="auto" style:column-width="38.26mm"/>
    </style:style>
    <style:style style:name="co18" style:family="table-column">
      <style:table-column-properties fo:break-before="auto" style:column-width="95.13mm"/>
    </style:style>
    <style:style style:name="co19" style:family="table-column">
      <style:table-column-properties fo:break-before="auto" style:column-width="36.62mm"/>
    </style:style>
    <style:style style:name="co20" style:family="table-column">
      <style:table-column-properties fo:break-before="auto" style:column-width="12.56mm"/>
    </style:style>
    <style:style style:name="co21" style:family="table-column">
      <style:table-column-properties fo:break-before="auto" style:column-width="32.95mm"/>
    </style:style>
    <style:style style:name="co22" style:family="table-column">
      <style:table-column-properties fo:break-before="auto" style:column-width="27.32mm"/>
    </style:style>
    <style:style style:name="co23" style:family="table-column">
      <style:table-column-properties fo:break-before="auto" style:column-width="49.64mm"/>
    </style:style>
    <style:style style:name="co24" style:family="table-column">
      <style:table-column-properties fo:break-before="auto" style:column-width="18.57mm"/>
    </style:style>
    <style:style style:name="co25" style:family="table-column">
      <style:table-column-properties fo:break-before="auto" style:column-width="23.23mm"/>
    </style:style>
    <style:style style:name="co26" style:family="table-column">
      <style:table-column-properties fo:break-before="auto" style:column-width="33.34mm"/>
    </style:style>
    <style:style style:name="co27" style:family="table-column">
      <style:table-column-properties fo:break-before="auto" style:column-width="63.68mm"/>
    </style:style>
    <style:style style:name="co28" style:family="table-column">
      <style:table-column-properties fo:break-before="auto" style:column-width="109.89mm"/>
    </style:style>
    <style:style style:name="co29" style:family="table-column">
      <style:table-column-properties fo:break-before="auto" style:column-width="45.1mm"/>
    </style:style>
    <style:style style:name="ro1" style:family="table-row">
      <style:table-row-properties style:row-height="8.68mm" fo:break-before="auto" style:use-optimal-row-height="false"/>
    </style:style>
    <style:style style:name="ro2" style:family="table-row">
      <style:table-row-properties style:row-height="11.04mm" fo:break-before="auto" style:use-optimal-row-height="false"/>
    </style:style>
    <style:style style:name="ro3" style:family="table-row">
      <style:table-row-properties style:row-height="9.74mm" fo:break-before="auto" style:use-optimal-row-height="fals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4.27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7.09mm" fo:break-before="auto" style:use-optimal-row-height="false"/>
    </style:style>
    <style:style style:name="ro8" style:family="table-row">
      <style:table-row-properties style:row-height="4.46mm" fo:break-before="auto" style:use-optimal-row-height="false"/>
    </style:style>
    <style:style style:name="ro9" style:family="table-row">
      <style:table-row-properties style:row-height="12.36mm" fo:break-before="auto" style:use-optimal-row-height="true"/>
    </style:style>
    <style:style style:name="ro10" style:family="table-row">
      <style:table-row-properties style:row-height="4.46mm" fo:break-before="auto" style:use-optimal-row-height="true"/>
    </style:style>
    <style:style style:name="ro11" style:family="table-row">
      <style:table-row-properties style:row-height="8.15mm" fo:break-before="auto" style:use-optimal-row-height="false"/>
    </style:style>
    <style:style style:name="ro12" style:family="table-row">
      <style:table-row-properties style:row-height="6.58mm" fo:break-before="auto" style:use-optimal-row-height="false"/>
    </style:style>
    <style:style style:name="ro13" style:family="table-row">
      <style:table-row-properties style:row-height="5.79mm" fo:break-before="auto" style:use-optimal-row-height="false"/>
    </style:style>
    <style:style style:name="ro14" style:family="table-row">
      <style:table-row-properties style:row-height="8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color="#004586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ackground-color="#ffcccc" fo:border="none"/>
    </style:style>
    <style:style style:name="ce7" style:family="table-cell" style:parent-style-name="Default">
      <style:table-cell-properties fo:border-bottom="none" fo:background-color="#ffcccc" fo:border-left="0.06pt solid #000000" fo:border-right="none" fo:border-top="none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9" style:family="table-cell" style:parent-style-name="Default">
      <style:table-cell-properties fo:border-bottom="0.06pt solid #000000" fo:background-color="#ffffcc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004586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0" style:family="table-cell" style:parent-style-name="Default">
      <style:table-cell-properties fo:border-bottom="0.06pt solid #000000" fo:background-color="#eeeeee" style:text-align-source="fix" style:repeat-content="false" fo:wrap-option="wrap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ackground-color="#ffffcc" fo:border-left="none" fo:border-right="none" fo:border-top="0.06pt solid #000000"/>
      <style:text-properties fo:color="#004586" fo:font-size="14pt" style:font-size-asian="14pt" style:font-size-complex="14pt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>
      <style:table-cell-properties fo:border-bottom="0.06pt solid #000000" fo:background-color="#ffffcc" fo:border-left="none" fo:border-right="0.06pt solid #000000" fo:border-top="0.06pt solid #000000"/>
      <style:text-properties fo:color="#004586" fo:font-size="14pt" style:font-size-asian="14pt" style:font-size-complex="14pt"/>
    </style:style>
    <style:style style:name="ce14" style:family="table-cell" style:parent-style-name="Default">
      <style:table-cell-properties fo:border-bottom="0.06pt solid #000000" fo:background-color="#eeeeee" style:text-align-source="fix" style:repeat-content="false" fo:wrap-option="wrap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  <style:style style:name="ce16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mm"/>
      <style:text-properties fo:color="#004586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17" style:family="table-cell" style:parent-style-name="Default">
      <style:table-cell-properties fo:border-bottom="0.06pt solid #000000" fo:background-color="#eeeeee" style:text-align-source="fix" style:repeat-content="false" fo:wrap-option="wrap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color="#ff3333"/>
    </style:style>
    <style:style style:name="ce21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22" style:family="table-cell" style:parent-style-name="Default">
      <style:table-cell-properties fo:border-bottom="none" fo:background-color="#eeeeee" fo:border-left="0.06pt solid #000000" fo:border-right="none" fo:border-top="0.06pt solid #000000"/>
    </style:style>
    <style:style style:name="ce23" style:family="table-cell" style:parent-style-name="Default">
      <style:table-cell-properties fo:border-bottom="0.06pt solid #000000" fo:background-color="#eeeeee" style:text-align-source="fix" style:repeat-content="false" fo:wrap-option="wrap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ackground-color="#eeeeee" fo:border-left="none" fo:border-right="none" fo:border-top="0.06pt solid #000000"/>
    </style:style>
    <style:style style:name="ce25" style:family="table-cell" style:parent-style-name="Default">
      <style:table-cell-properties fo:border-bottom="0.06pt solid #000000" fo:background-color="#eeeeee" style:text-align-source="fix" style:repeat-content="false" fo:wrap-option="wrap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29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#eeeeee" fo:border-left="none" fo:border-right="0.06pt solid #000000" fo:border-top="0.06pt solid #000000"/>
    </style:style>
    <style:style style:name="gr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27.66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39.5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mo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ejaVu Sans Condense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mo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ejaVu Sans Condense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mo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ejaVu Sans Condense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ontent-validations>
        <table:content-validation table:name="val1" table:condition="of:cell-content-is-in-list(&quot;Sí&quot;;&quot;No&quot;;&quot;&quot;)" table:allow-empty-cell="true" table:display-list="unsorted" table:base-cell-address="Talleres.B6"/>
        <table:content-validation table:name="val2" table:condition="of:cell-content-is-in-list(&quot;Fibra óptica&quot;;&quot;ADSL&quot;;&quot;Wimax&quot;;&quot;Otros&quot;;&quot;&quot;)" table:allow-empty-cell="true" table:display-list="unsorted" table:base-cell-address="Talleres.F99"/>
        <table:content-validation table:name="val3" table:condition="of:cell-content-is-in-list(&quot;Cable&quot;;&quot;ADSL&quot;;&quot;Wimax&quot;;&quot;Otros&quot;;&quot;&quot;)" table:allow-empty-cell="true" table:display-list="unsorted" table:base-cell-address="Talleres.E6"/>
        <table:content-validation table:name="val4" table:condition="of:cell-content-is-in-list(&quot;Cable&quot;;&quot;Wifi&quot;)" table:allow-empty-cell="true" table:display-list="unsorted" table:base-cell-address="Talleres.F6"/>
        <table:content-validation table:name="val5" table:condition="of:cell-content-is-in-list([$Talleres.$D$6:.$D$116])" table:allow-empty-cell="true" table:display-list="unsorted" table:base-cell-address="Hardware.B6"/>
        <table:content-validation table:name="val6" table:condition="of:cell-content-is-in-list(&quot;Profesorado&quot;;&quot;Alumnado&quot;;&quot;Ambos&quot;)" table:allow-empty-cell="true" table:display-list="unsorted" table:base-cell-address="Software.D4">
          <table:error-message table:message-type="stop" table:display="true"/>
        </table:content-validation>
        <table:content-validation table:name="val7" table:condition="of:cell-content-is-in-list([$Talleres.$D$6:.$D$124])" table:allow-empty-cell="true" table:display-list="unsorted" table:base-cell-address="Software.B6"/>
        <table:content-validation table:name="val8" table:condition="of:cell-content-is-in-list(&quot;Web&quot;;&quot;Escritorio&quot;)" table:allow-empty-cell="true" table:display-list="unsorted" table:base-cell-address="Software.E6">
          <table:error-message table:message-type="stop" table:display="true"/>
        </table:content-validation>
        <table:content-validation table:name="val9" table:condition="of:cell-content-is-in-list(&quot;Alumnado&quot;;&quot;Profesorado&quot;;&quot;Ambos&quot;)" table:allow-empty-cell="true" table:display-list="unsorted" table:base-cell-address="Software.G106"/>
      </table:content-validations>
      <table:table table:name="Taller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visibility="collapse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3"/>
          <table:table-cell table:style-name="Default"/>
          <table:table-cell table:number-columns-repeated="5"/>
        </table:table-row>
        <table:table-row table:style-name="ro2">
          <table:table-cell/>
          <table:table-cell table:style-name="ce1" office:value-type="string" calcext:value-type="string" table:number-columns-spanned="6" table:number-rows-spanned="1">
            <text:p>INVENTARIO DE HARDWARE / SOFTWARE</text:p>
          </table:table-cell>
          <table:covered-table-cell table:number-columns-repeated="2" table:style-name="ce1"/>
          <table:covered-table-cell table:number-columns-repeated="2" table:style-name="ce8"/>
          <table:covered-table-cell table:style-name="ce1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6" table:number-rows-spanned="1">
            <text:p>FAMILIA PROFESIONAL ----------</text:p>
          </table:table-cell>
          <table:covered-table-cell table:number-columns-repeated="2" table:style-name="ce2"/>
          <table:covered-table-cell table:style-name="ce9"/>
          <table:covered-table-cell table:style-name="ce11"/>
          <table:covered-table-cell table:style-name="ce13"/>
          <table:table-cell table:number-columns-repeated="2"/>
        </table:table-row>
        <table:table-row table:style-name="ro3">
          <table:table-cell table:number-columns-repeated="3"/>
          <table:table-cell table:style-name="Default"/>
          <table:table-cell table:number-columns-repeated="5"/>
        </table:table-row>
        <table:table-row table:style-name="ro4">
          <table:table-cell/>
          <table:table-cell table:style-name="ce3" office:value-type="string" calcext:value-type="string">
            <text:p>TALLER</text:p>
          </table:table-cell>
          <table:table-cell table:style-name="ce3" office:value-type="string" calcext:value-type="string">
            <text:p>CENTRO</text:p>
          </table:table-cell>
          <table:table-cell table:style-name="ce3" office:value-type="string" calcext:value-type="string">
            <text:p>TALLER/CENTRO</text:p>
          </table:table-cell>
          <table:table-cell table:style-name="ce10" office:value-type="string" calcext:value-type="string">
            <text:p>INTEGRADO EN DOMINIO</text:p>
          </table:table-cell>
          <table:table-cell table:style-name="ce10" office:value-type="string" calcext:value-type="string">
            <office:annotation draw:style-name="gr1" draw:text-style-name="P2" svg:width="28.99mm" svg:height="13.86mm" svg:x="144.28mm" svg:y="22.96mm" draw:caption-point-x="-5.71mm" draw:caption-point-y="15.27mm">
              <dc:creator>SRS</dc:creator>
              <dc:date>2015-05-11T00:00:00</dc:date>
              <text:p text:style-name="P1"><text:span text:style-name="T1">Cómo está conectado el taller a Internet</text:span></text:p>
            </office:annotation>
            <text:p>CONEXIÓN A INTERNET</text:p>
          </table:table-cell>
          <table:table-cell table:style-name="ce14" office:value-type="string" calcext:value-type="string">
            <office:annotation draw:style-name="gr2" draw:text-style-name="P2" svg:width="28.99mm" svg:height="17.81mm" svg:x="176.32mm" svg:y="25.22mm" draw:caption-point-x="-5.59mm" draw:caption-point-y="13.01mm">
              <dc:creator>SRS</dc:creator>
              <dc:date>2015-05-15T00:00:00</dc:date>
              <text:p text:style-name="P1"><text:span text:style-name="T1">Cómo están conectados entre sí los </text:span></text:p>
              <text:p text:style-name="P1"><text:span text:style-name="T1">equipos del taller</text:span></text:p>
            </office:annotation>
            <text:p>CONEXIÓN TALLER</text:p>
          </table:table-cell>
          <table:table-cell table:style-name="ce14" office:value-type="string" calcext:value-type="string">
            <text:p>Observaciones</text:p>
          </table:table-cell>
          <table:table-cell/>
        </table:table-row>
        <table:table-row table:style-name="ro5">
          <table:table-cell/>
          <table:table-cell table:style-name="ce4" office:value-type="string" calcext:value-type="string">
            <text:p>A14</text:p>
          </table:table-cell>
          <table:table-cell table:style-name="ce5" office:value-type="string" calcext:value-type="string">
            <text:p>IES Haría</text:p>
          </table:table-cell>
          <table:table-cell table:style-name="ce6" table:formula="of:=CONCATENATE([.B6];&quot; &quot;;[.C6])" office:value-type="string" office:string-value="A14 IES Haría" calcext:value-type="string">
            <text:p>A14 IES Haría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2" office:value-type="string" calcext:value-type="string">
            <text:p>ADSL</text:p>
          </table:table-cell>
          <table:table-cell table:style-name="ce5" table:content-validation-name="val4" office:value-type="string" calcext:value-type="string">
            <text:p>Cable</text:p>
          </table:table-cell>
          <table:table-cell table:style-name="ce15" table:content-validation-name="val4"/>
          <table:table-cell/>
        </table:table-row>
        <table:table-row table:style-name="ro5">
          <table:table-cell/>
          <table:table-cell table:style-name="ce4" office:value-type="string" calcext:value-type="string">
            <text:p>A17</text:p>
          </table:table-cell>
          <table:table-cell table:style-name="ce5" office:value-type="string" calcext:value-type="string">
            <text:p>IES Haría</text:p>
          </table:table-cell>
          <table:table-cell table:style-name="ce6" table:formula="of:=CONCATENATE([.B7];&quot; &quot;;[.C7])" office:value-type="string" office:string-value="A17 IES Haría" calcext:value-type="string">
            <text:p>A17 IES Haría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2" office:value-type="string" calcext:value-type="string">
            <text:p>ADSL</text:p>
          </table:table-cell>
          <table:table-cell table:style-name="ce5" table:content-validation-name="val4" office:value-type="string" calcext:value-type="string">
            <text:p>Cable</text:p>
          </table:table-cell>
          <table:table-cell table:style-name="ce15" table:content-validation-name="val4"/>
          <table:table-cell/>
        </table:table-row>
        <table:table-row table:style-name="ro5">
          <table:table-cell/>
          <table:table-cell table:style-name="ce4"/>
          <table:table-cell table:style-name="ce5"/>
          <table:table-cell table:style-name="ce6" table:formula="of:=CONCATENATE([.B8];&quot; &quot;;[.C8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2"/>
          <table:table-cell table:style-name="ce5" table:content-validation-name="val4"/>
          <table:table-cell table:style-name="ce15" table:content-validation-name="val4"/>
          <table:table-cell/>
        </table:table-row>
        <table:table-row table:style-name="ro5">
          <table:table-cell/>
          <table:table-cell table:style-name="ce4"/>
          <table:table-cell table:style-name="ce5"/>
          <table:table-cell table:style-name="ce6" table:formula="of:=CONCATENATE([.B9];&quot; &quot;;[.C9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2"/>
          <table:table-cell table:style-name="ce5" table:content-validation-name="val4"/>
          <table:table-cell table:style-name="ce15" table:content-validation-name="val4"/>
          <table:table-cell/>
        </table:table-row>
        <table:table-row table:style-name="ro5">
          <table:table-cell/>
          <table:table-cell table:style-name="ce4"/>
          <table:table-cell table:style-name="ce5"/>
          <table:table-cell table:style-name="ce6" table:formula="of:=CONCATENATE([.B10];&quot; &quot;;[.C10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2"/>
          <table:table-cell table:style-name="ce5" table:content-validation-name="val4"/>
          <table:table-cell table:style-name="ce15" table:content-validation-name="val4"/>
          <table:table-cell/>
        </table:table-row>
        <table:table-row table:style-name="ro5">
          <table:table-cell/>
          <table:table-cell table:style-name="ce4"/>
          <table:table-cell table:style-name="ce5"/>
          <table:table-cell table:style-name="ce6" table:formula="of:=CONCATENATE([.B11];&quot; &quot;;[.C11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2"/>
          <table:table-cell table:style-name="ce5" table:content-validation-name="val4"/>
          <table:table-cell table:style-name="ce15" table:content-validation-name="val4"/>
          <table:table-cell/>
        </table:table-row>
        <table:table-row table:style-name="ro5">
          <table:table-cell/>
          <table:table-cell table:style-name="ce4"/>
          <table:table-cell table:style-name="ce5"/>
          <table:table-cell table:style-name="ce6" table:formula="of:=CONCATENATE([.B12];&quot; &quot;;[.C12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2"/>
          <table:table-cell table:style-name="ce5" table:content-validation-name="val4"/>
          <table:table-cell table:style-name="ce15" table:content-validation-name="val4"/>
          <table:table-cell/>
        </table:table-row>
        <table:table-row table:style-name="ro5">
          <table:table-cell/>
          <table:table-cell table:style-name="ce4"/>
          <table:table-cell table:style-name="ce5"/>
          <table:table-cell table:style-name="ce6" table:formula="of:=CONCATENATE([.B13];&quot; &quot;;[.C13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2"/>
          <table:table-cell table:style-name="ce5" table:content-validation-name="val4"/>
          <table:table-cell table:style-name="ce15" table:content-validation-name="val4"/>
          <table:table-cell/>
        </table:table-row>
        <table:table-row table:style-name="ro5">
          <table:table-cell/>
          <table:table-cell table:style-name="ce4"/>
          <table:table-cell table:style-name="ce5"/>
          <table:table-cell table:style-name="ce6" table:formula="of:=CONCATENATE([.B14];&quot; &quot;;[.C14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2"/>
          <table:table-cell table:style-name="ce5" table:content-validation-name="val4"/>
          <table:table-cell table:style-name="ce15" table:content-validation-name="val4"/>
          <table:table-cell/>
        </table:table-row>
        <table:table-row table:style-name="ro5">
          <table:table-cell/>
          <table:table-cell table:style-name="ce4"/>
          <table:table-cell table:style-name="ce5"/>
          <table:table-cell table:style-name="ce6" table:formula="of:=CONCATENATE([.B15];&quot; &quot;;[.C15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2"/>
          <table:table-cell table:style-name="ce5" table:content-validation-name="val4"/>
          <table:table-cell table:style-name="ce15" table:content-validation-name="val4"/>
          <table:table-cell/>
        </table:table-row>
        <table:table-row table:style-name="ro5">
          <table:table-cell/>
          <table:table-cell table:style-name="ce4"/>
          <table:table-cell table:style-name="ce5"/>
          <table:table-cell table:style-name="ce6" table:formula="of:=CONCATENATE([.B16];&quot; &quot;;[.C16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2"/>
          <table:table-cell table:style-name="ce5" table:content-validation-name="val4"/>
          <table:table-cell table:style-name="ce15" table:content-validation-name="val4"/>
          <table:table-cell/>
        </table:table-row>
        <table:table-row table:style-name="ro5">
          <table:table-cell/>
          <table:table-cell table:style-name="ce4"/>
          <table:table-cell table:style-name="ce5"/>
          <table:table-cell table:style-name="ce6" table:formula="of:=CONCATENATE([.B17];&quot; &quot;;[.C17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2"/>
          <table:table-cell table:style-name="ce5" table:content-validation-name="val4"/>
          <table:table-cell table:style-name="ce15" table:content-validation-name="val4"/>
          <table:table-cell/>
        </table:table-row>
        <table:table-row table:style-name="ro5">
          <table:table-cell/>
          <table:table-cell table:style-name="ce4"/>
          <table:table-cell table:style-name="ce5"/>
          <table:table-cell table:style-name="ce6" table:formula="of:=CONCATENATE([.B18];&quot; &quot;;[.C18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2"/>
          <table:table-cell table:style-name="ce5" table:content-validation-name="val4"/>
          <table:table-cell table:style-name="ce15" table:content-validation-name="val4"/>
          <table:table-cell/>
        </table:table-row>
        <table:table-row table:style-name="ro5">
          <table:table-cell/>
          <table:table-cell table:style-name="ce4"/>
          <table:table-cell table:style-name="ce5"/>
          <table:table-cell table:style-name="ce6" table:formula="of:=CONCATENATE([.B19];&quot; &quot;;[.C19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2"/>
          <table:table-cell table:style-name="ce5" table:content-validation-name="val4"/>
          <table:table-cell table:style-name="ce15" table:content-validation-name="val4"/>
          <table:table-cell/>
        </table:table-row>
        <table:table-row table:style-name="ro5">
          <table:table-cell/>
          <table:table-cell table:style-name="ce4"/>
          <table:table-cell table:style-name="ce5"/>
          <table:table-cell table:style-name="ce6" table:formula="of:=CONCATENATE([.B20];&quot; &quot;;[.C20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2"/>
          <table:table-cell table:style-name="ce5" table:content-validation-name="val4"/>
          <table:table-cell table:style-name="ce15" table:content-validation-name="val4"/>
          <table:table-cell/>
        </table:table-row>
        <table:table-row table:style-name="ro5">
          <table:table-cell/>
          <table:table-cell table:style-name="ce4"/>
          <table:table-cell table:style-name="ce5"/>
          <table:table-cell table:style-name="ce6" table:formula="of:=CONCATENATE([.B21];&quot; &quot;;[.C21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2"/>
          <table:table-cell table:style-name="ce5" table:content-validation-name="val4"/>
          <table:table-cell table:style-name="ce15" table:content-validation-name="val4"/>
          <table:table-cell/>
        </table:table-row>
        <table:table-row table:style-name="ro5">
          <table:table-cell/>
          <table:table-cell table:style-name="ce4"/>
          <table:table-cell table:style-name="ce5"/>
          <table:table-cell table:style-name="ce6" table:formula="of:=CONCATENATE([.B22];&quot; &quot;;[.C22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2"/>
          <table:table-cell table:style-name="ce5" table:content-validation-name="val4"/>
          <table:table-cell table:style-name="ce15" table:content-validation-name="val4"/>
          <table:table-cell/>
        </table:table-row>
        <table:table-row table:style-name="ro5">
          <table:table-cell/>
          <table:table-cell table:style-name="ce4"/>
          <table:table-cell table:style-name="ce5"/>
          <table:table-cell table:style-name="ce6" table:formula="of:=CONCATENATE([.B23];&quot; &quot;;[.C23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2"/>
          <table:table-cell table:style-name="ce5" table:content-validation-name="val4"/>
          <table:table-cell table:style-name="ce15" table:content-validation-name="val4"/>
          <table:table-cell/>
        </table:table-row>
        <table:table-row table:style-name="ro5">
          <table:table-cell/>
          <table:table-cell table:style-name="ce4"/>
          <table:table-cell table:style-name="ce5"/>
          <table:table-cell table:style-name="ce6" table:formula="of:=CONCATENATE([.B24];&quot; &quot;;[.C24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2"/>
          <table:table-cell table:style-name="ce5" table:content-validation-name="val4"/>
          <table:table-cell table:style-name="ce15" table:content-validation-name="val4"/>
          <table:table-cell/>
        </table:table-row>
        <table:table-row table:style-name="ro5">
          <table:table-cell/>
          <table:table-cell table:style-name="ce4"/>
          <table:table-cell table:style-name="ce5"/>
          <table:table-cell table:style-name="ce6" table:formula="of:=CONCATENATE([.B25];&quot; &quot;;[.C25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2"/>
          <table:table-cell table:style-name="ce5" table:content-validation-name="val4"/>
          <table:table-cell table:style-name="ce15" table:content-validation-name="val4"/>
          <table:table-cell/>
        </table:table-row>
        <table:table-row table:style-name="ro5">
          <table:table-cell/>
          <table:table-cell table:style-name="ce4"/>
          <table:table-cell table:style-name="ce5"/>
          <table:table-cell table:style-name="ce6" table:formula="of:=CONCATENATE([.B26];&quot; &quot;;[.C26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2"/>
          <table:table-cell table:style-name="ce5" table:content-validation-name="val4"/>
          <table:table-cell table:style-name="ce15" table:content-validation-name="val4"/>
          <table:table-cell/>
        </table:table-row>
        <table:table-row table:style-name="ro5">
          <table:table-cell/>
          <table:table-cell table:style-name="ce4"/>
          <table:table-cell table:style-name="ce5"/>
          <table:table-cell table:style-name="ce6" table:formula="of:=CONCATENATE([.B27];&quot; &quot;;[.C27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2"/>
          <table:table-cell table:style-name="ce5" table:content-validation-name="val4"/>
          <table:table-cell table:style-name="ce15" table:content-validation-name="val4"/>
          <table:table-cell/>
        </table:table-row>
        <table:table-row table:style-name="ro5">
          <table:table-cell/>
          <table:table-cell table:style-name="ce4"/>
          <table:table-cell table:style-name="ce5"/>
          <table:table-cell table:style-name="ce6" table:formula="of:=CONCATENATE([.B28];&quot; &quot;;[.C28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2"/>
          <table:table-cell table:style-name="ce5" table:content-validation-name="val4"/>
          <table:table-cell table:style-name="ce15" table:content-validation-name="val4"/>
          <table:table-cell/>
        </table:table-row>
        <table:table-row table:style-name="ro5">
          <table:table-cell/>
          <table:table-cell table:style-name="ce4"/>
          <table:table-cell table:style-name="ce5"/>
          <table:table-cell table:style-name="ce6" table:formula="of:=CONCATENATE([.B29];&quot; &quot;;[.C29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2"/>
          <table:table-cell table:style-name="ce5" table:content-validation-name="val4"/>
          <table:table-cell table:style-name="ce15" table:content-validation-name="val4"/>
          <table:table-cell/>
        </table:table-row>
        <table:table-row table:style-name="ro5">
          <table:table-cell/>
          <table:table-cell table:style-name="ce4"/>
          <table:table-cell table:style-name="ce5"/>
          <table:table-cell table:style-name="ce6" table:formula="of:=CONCATENATE([.B30];&quot; &quot;;[.C30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2"/>
          <table:table-cell table:style-name="ce5" table:content-validation-name="val4"/>
          <table:table-cell table:style-name="ce15" table:content-validation-name="val4"/>
          <table:table-cell/>
        </table:table-row>
        <table:table-row table:style-name="ro5">
          <table:table-cell/>
          <table:table-cell table:style-name="ce4"/>
          <table:table-cell table:style-name="ce5"/>
          <table:table-cell table:style-name="ce6" table:formula="of:=CONCATENATE([.B31];&quot; &quot;;[.C31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2"/>
          <table:table-cell table:style-name="ce5" table:content-validation-name="val4"/>
          <table:table-cell table:style-name="ce15" table:content-validation-name="val4"/>
          <table:table-cell/>
        </table:table-row>
        <table:table-row table:style-name="ro5">
          <table:table-cell/>
          <table:table-cell table:style-name="ce4"/>
          <table:table-cell table:style-name="ce5"/>
          <table:table-cell table:style-name="ce6" table:formula="of:=CONCATENATE([.B32];&quot; &quot;;[.C32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2"/>
          <table:table-cell table:style-name="ce5" table:content-validation-name="val4"/>
          <table:table-cell table:style-name="ce15" table:content-validation-name="val4"/>
          <table:table-cell/>
        </table:table-row>
        <table:table-row table:style-name="ro5">
          <table:table-cell/>
          <table:table-cell table:style-name="ce4"/>
          <table:table-cell table:style-name="ce5"/>
          <table:table-cell table:style-name="ce6" table:formula="of:=CONCATENATE([.B33];&quot; &quot;;[.C33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2"/>
          <table:table-cell table:style-name="ce5" table:content-validation-name="val4"/>
          <table:table-cell table:style-name="ce15" table:content-validation-name="val4"/>
          <table:table-cell/>
        </table:table-row>
        <table:table-row table:style-name="ro5">
          <table:table-cell/>
          <table:table-cell table:style-name="ce4"/>
          <table:table-cell table:style-name="ce5"/>
          <table:table-cell table:style-name="ce6" table:formula="of:=CONCATENATE([.B34];&quot; &quot;;[.C34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2"/>
          <table:table-cell table:style-name="ce5" table:content-validation-name="val4"/>
          <table:table-cell table:style-name="ce15" table:content-validation-name="val4"/>
          <table:table-cell/>
        </table:table-row>
        <table:table-row table:style-name="ro5">
          <table:table-cell/>
          <table:table-cell table:style-name="ce4"/>
          <table:table-cell table:style-name="ce5"/>
          <table:table-cell table:style-name="ce6" table:formula="of:=CONCATENATE([.B35];&quot; &quot;;[.C35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2"/>
          <table:table-cell table:style-name="ce5" table:content-validation-name="val4"/>
          <table:table-cell table:style-name="ce15" table:content-validation-name="val4"/>
          <table:table-cell/>
        </table:table-row>
        <table:table-row table:style-name="ro5">
          <table:table-cell/>
          <table:table-cell table:style-name="ce4"/>
          <table:table-cell table:style-name="ce5"/>
          <table:table-cell table:style-name="ce6" table:formula="of:=CONCATENATE([.B36];&quot; &quot;;[.C36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2"/>
          <table:table-cell table:style-name="ce5" table:content-validation-name="val4"/>
          <table:table-cell table:style-name="ce15" table:content-validation-name="val4"/>
          <table:table-cell/>
        </table:table-row>
        <table:table-row table:style-name="ro5">
          <table:table-cell/>
          <table:table-cell table:style-name="ce4"/>
          <table:table-cell table:style-name="ce5"/>
          <table:table-cell table:style-name="ce6" table:formula="of:=CONCATENATE([.B37];&quot; &quot;;[.C37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2"/>
          <table:table-cell table:style-name="ce5" table:content-validation-name="val4"/>
          <table:table-cell table:style-name="ce15" table:content-validation-name="val4"/>
          <table:table-cell/>
        </table:table-row>
        <table:table-row table:style-name="ro5">
          <table:table-cell/>
          <table:table-cell table:style-name="ce4"/>
          <table:table-cell table:style-name="ce5"/>
          <table:table-cell table:style-name="ce6" table:formula="of:=CONCATENATE([.B38];&quot; &quot;;[.C38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2"/>
          <table:table-cell table:style-name="ce5" table:content-validation-name="val4"/>
          <table:table-cell table:style-name="ce15" table:content-validation-name="val4"/>
          <table:table-cell/>
        </table:table-row>
        <table:table-row table:style-name="ro5">
          <table:table-cell/>
          <table:table-cell table:style-name="ce4"/>
          <table:table-cell table:style-name="ce5"/>
          <table:table-cell table:style-name="ce6" table:formula="of:=CONCATENATE([.B39];&quot; &quot;;[.C39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2"/>
          <table:table-cell table:style-name="ce5" table:content-validation-name="val4"/>
          <table:table-cell table:style-name="ce15" table:content-validation-name="val4"/>
          <table:table-cell/>
        </table:table-row>
        <table:table-row table:style-name="ro5">
          <table:table-cell/>
          <table:table-cell table:style-name="ce4"/>
          <table:table-cell table:style-name="ce5"/>
          <table:table-cell table:style-name="ce6" table:formula="of:=CONCATENATE([.B40];&quot; &quot;;[.C40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2"/>
          <table:table-cell table:style-name="ce5" table:content-validation-name="val4"/>
          <table:table-cell table:style-name="ce15" table:content-validation-name="val4"/>
          <table:table-cell/>
        </table:table-row>
        <table:table-row table:style-name="ro5">
          <table:table-cell/>
          <table:table-cell table:style-name="ce4"/>
          <table:table-cell table:style-name="ce5"/>
          <table:table-cell table:style-name="ce6" table:formula="of:=CONCATENATE([.B41];&quot; &quot;;[.C41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2"/>
          <table:table-cell table:style-name="ce5" table:content-validation-name="val4"/>
          <table:table-cell table:style-name="ce15" table:content-validation-name="val4"/>
          <table:table-cell/>
        </table:table-row>
        <table:table-row table:style-name="ro5">
          <table:table-cell/>
          <table:table-cell table:style-name="ce4"/>
          <table:table-cell table:style-name="ce5"/>
          <table:table-cell table:style-name="ce6" table:formula="of:=CONCATENATE([.B42];&quot; &quot;;[.C42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2"/>
          <table:table-cell table:style-name="ce5" table:content-validation-name="val4"/>
          <table:table-cell table:style-name="ce15" table:content-validation-name="val4"/>
          <table:table-cell/>
        </table:table-row>
        <table:table-row table:style-name="ro5">
          <table:table-cell/>
          <table:table-cell table:style-name="ce4"/>
          <table:table-cell table:style-name="ce5"/>
          <table:table-cell table:style-name="ce6" table:formula="of:=CONCATENATE([.B43];&quot; &quot;;[.C43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2"/>
          <table:table-cell table:style-name="ce5" table:content-validation-name="val4"/>
          <table:table-cell table:style-name="ce15" table:content-validation-name="val4"/>
          <table:table-cell/>
        </table:table-row>
        <table:table-row table:style-name="ro5">
          <table:table-cell/>
          <table:table-cell table:style-name="ce4"/>
          <table:table-cell table:style-name="ce5"/>
          <table:table-cell table:style-name="ce6" table:formula="of:=CONCATENATE([.B44];&quot; &quot;;[.C44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2"/>
          <table:table-cell table:style-name="ce5" table:content-validation-name="val4"/>
          <table:table-cell table:style-name="ce15" table:content-validation-name="val4"/>
          <table:table-cell/>
        </table:table-row>
        <table:table-row table:style-name="ro5">
          <table:table-cell/>
          <table:table-cell table:style-name="ce4"/>
          <table:table-cell table:style-name="ce5"/>
          <table:table-cell table:style-name="ce6" table:formula="of:=CONCATENATE([.B45];&quot; &quot;;[.C45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2"/>
          <table:table-cell table:style-name="ce5" table:content-validation-name="val4"/>
          <table:table-cell table:style-name="ce15" table:content-validation-name="val4"/>
          <table:table-cell/>
        </table:table-row>
        <table:table-row table:style-name="ro5">
          <table:table-cell/>
          <table:table-cell table:style-name="ce4"/>
          <table:table-cell table:style-name="ce5"/>
          <table:table-cell table:style-name="ce6" table:formula="of:=CONCATENATE([.B46];&quot; &quot;;[.C46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2"/>
          <table:table-cell table:style-name="ce5" table:content-validation-name="val4"/>
          <table:table-cell table:style-name="ce15" table:content-validation-name="val4"/>
          <table:table-cell/>
        </table:table-row>
        <table:table-row table:style-name="ro5">
          <table:table-cell/>
          <table:table-cell table:style-name="ce4"/>
          <table:table-cell table:style-name="ce5"/>
          <table:table-cell table:style-name="ce6" table:formula="of:=CONCATENATE([.B47];&quot; &quot;;[.C47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2"/>
          <table:table-cell table:style-name="ce5" table:content-validation-name="val4"/>
          <table:table-cell table:style-name="ce15" table:content-validation-name="val4"/>
          <table:table-cell/>
        </table:table-row>
        <table:table-row table:style-name="ro5">
          <table:table-cell/>
          <table:table-cell table:style-name="ce4"/>
          <table:table-cell table:style-name="ce5"/>
          <table:table-cell table:style-name="ce6" table:formula="of:=CONCATENATE([.B48];&quot; &quot;;[.C48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2"/>
          <table:table-cell table:style-name="ce5" table:content-validation-name="val4"/>
          <table:table-cell table:style-name="ce15" table:content-validation-name="val4"/>
          <table:table-cell/>
        </table:table-row>
        <table:table-row table:style-name="ro5">
          <table:table-cell/>
          <table:table-cell table:style-name="ce4"/>
          <table:table-cell table:style-name="ce5"/>
          <table:table-cell table:style-name="ce6" table:formula="of:=CONCATENATE([.B49];&quot; &quot;;[.C49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2"/>
          <table:table-cell table:style-name="ce5" table:content-validation-name="val4"/>
          <table:table-cell table:style-name="ce15" table:content-validation-name="val4"/>
          <table:table-cell/>
        </table:table-row>
        <table:table-row table:style-name="ro5">
          <table:table-cell/>
          <table:table-cell table:style-name="ce4"/>
          <table:table-cell table:style-name="ce5"/>
          <table:table-cell table:style-name="ce6" table:formula="of:=CONCATENATE([.B50];&quot; &quot;;[.C50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2"/>
          <table:table-cell table:style-name="ce5" table:content-validation-name="val4"/>
          <table:table-cell table:style-name="ce15" table:content-validation-name="val4"/>
          <table:table-cell/>
        </table:table-row>
        <table:table-row table:style-name="ro5">
          <table:table-cell/>
          <table:table-cell table:style-name="ce4"/>
          <table:table-cell table:style-name="ce5"/>
          <table:table-cell table:style-name="ce6" table:formula="of:=CONCATENATE([.B51];&quot; &quot;;[.C51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2"/>
          <table:table-cell table:style-name="ce5" table:content-validation-name="val4"/>
          <table:table-cell table:style-name="ce15" table:content-validation-name="val4"/>
          <table:table-cell/>
        </table:table-row>
        <table:table-row table:style-name="ro5">
          <table:table-cell/>
          <table:table-cell table:style-name="ce4"/>
          <table:table-cell table:style-name="ce5"/>
          <table:table-cell table:style-name="ce6" table:formula="of:=CONCATENATE([.B52];&quot; &quot;;[.C52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2"/>
          <table:table-cell table:style-name="ce5" table:content-validation-name="val4"/>
          <table:table-cell table:style-name="ce15" table:content-validation-name="val4"/>
          <table:table-cell/>
        </table:table-row>
        <table:table-row table:style-name="ro5">
          <table:table-cell/>
          <table:table-cell table:style-name="ce4"/>
          <table:table-cell table:style-name="ce5"/>
          <table:table-cell table:style-name="ce6" table:formula="of:=CONCATENATE([.B53];&quot; &quot;;[.C53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2"/>
          <table:table-cell table:style-name="ce5" table:content-validation-name="val4"/>
          <table:table-cell table:style-name="ce15" table:content-validation-name="val4"/>
          <table:table-cell/>
        </table:table-row>
        <table:table-row table:style-name="ro5">
          <table:table-cell/>
          <table:table-cell table:style-name="ce4"/>
          <table:table-cell table:style-name="ce5"/>
          <table:table-cell table:style-name="ce6" table:formula="of:=CONCATENATE([.B54];&quot; &quot;;[.C54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2"/>
          <table:table-cell table:style-name="ce5" table:content-validation-name="val4"/>
          <table:table-cell table:style-name="ce15" table:content-validation-name="val4"/>
          <table:table-cell/>
        </table:table-row>
        <table:table-row table:style-name="ro5">
          <table:table-cell/>
          <table:table-cell table:style-name="ce4"/>
          <table:table-cell table:style-name="ce5"/>
          <table:table-cell table:style-name="ce6" table:formula="of:=CONCATENATE([.B55];&quot; &quot;;[.C55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2"/>
          <table:table-cell table:style-name="ce5" table:content-validation-name="val4"/>
          <table:table-cell table:style-name="ce15" table:content-validation-name="val4"/>
          <table:table-cell/>
        </table:table-row>
        <table:table-row table:style-name="ro5">
          <table:table-cell/>
          <table:table-cell table:style-name="ce4"/>
          <table:table-cell table:style-name="ce5"/>
          <table:table-cell table:style-name="ce6" table:formula="of:=CONCATENATE([.B56];&quot; &quot;;[.C56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2"/>
          <table:table-cell table:style-name="ce5" table:content-validation-name="val4"/>
          <table:table-cell table:style-name="ce15" table:content-validation-name="val4"/>
          <table:table-cell/>
        </table:table-row>
        <table:table-row table:style-name="ro5">
          <table:table-cell/>
          <table:table-cell table:style-name="ce4"/>
          <table:table-cell table:style-name="ce5"/>
          <table:table-cell table:style-name="ce6" table:formula="of:=CONCATENATE([.B57];&quot; &quot;;[.C57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2"/>
          <table:table-cell table:style-name="ce5" table:content-validation-name="val4"/>
          <table:table-cell table:style-name="ce15" table:content-validation-name="val4"/>
          <table:table-cell/>
        </table:table-row>
        <table:table-row table:style-name="ro5">
          <table:table-cell/>
          <table:table-cell table:style-name="ce4"/>
          <table:table-cell table:style-name="ce5"/>
          <table:table-cell table:style-name="ce6" table:formula="of:=CONCATENATE([.B58];&quot; &quot;;[.C58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2"/>
          <table:table-cell table:style-name="ce5" table:content-validation-name="val4"/>
          <table:table-cell table:style-name="ce15" table:content-validation-name="val4"/>
          <table:table-cell/>
        </table:table-row>
        <table:table-row table:style-name="ro5">
          <table:table-cell/>
          <table:table-cell table:style-name="ce4"/>
          <table:table-cell table:style-name="ce5"/>
          <table:table-cell table:style-name="ce6" table:formula="of:=CONCATENATE([.B59];&quot; &quot;;[.C59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2"/>
          <table:table-cell table:style-name="ce5" table:content-validation-name="val4"/>
          <table:table-cell table:style-name="ce15" table:content-validation-name="val4"/>
          <table:table-cell/>
        </table:table-row>
        <table:table-row table:style-name="ro5">
          <table:table-cell/>
          <table:table-cell table:style-name="ce4"/>
          <table:table-cell table:style-name="ce5"/>
          <table:table-cell table:style-name="ce6" table:formula="of:=CONCATENATE([.B60];&quot; &quot;;[.C60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2"/>
          <table:table-cell table:style-name="ce5" table:content-validation-name="val4"/>
          <table:table-cell table:style-name="ce15" table:content-validation-name="val4"/>
          <table:table-cell/>
        </table:table-row>
        <table:table-row table:style-name="ro5">
          <table:table-cell/>
          <table:table-cell table:style-name="ce4"/>
          <table:table-cell table:style-name="ce5"/>
          <table:table-cell table:style-name="ce6" table:formula="of:=CONCATENATE([.B61];&quot; &quot;;[.C61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2"/>
          <table:table-cell table:style-name="ce5" table:content-validation-name="val4"/>
          <table:table-cell table:style-name="ce15" table:content-validation-name="val4"/>
          <table:table-cell/>
        </table:table-row>
        <table:table-row table:style-name="ro5">
          <table:table-cell/>
          <table:table-cell table:style-name="ce4"/>
          <table:table-cell table:style-name="ce5"/>
          <table:table-cell table:style-name="ce6" table:formula="of:=CONCATENATE([.B62];&quot; &quot;;[.C62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2"/>
          <table:table-cell table:style-name="ce5" table:content-validation-name="val4"/>
          <table:table-cell table:style-name="ce15" table:content-validation-name="val4"/>
          <table:table-cell/>
        </table:table-row>
        <table:table-row table:style-name="ro5">
          <table:table-cell/>
          <table:table-cell table:style-name="ce4"/>
          <table:table-cell table:style-name="ce5"/>
          <table:table-cell table:style-name="ce6" table:formula="of:=CONCATENATE([.B63];&quot; &quot;;[.C63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2"/>
          <table:table-cell table:style-name="ce5" table:content-validation-name="val4"/>
          <table:table-cell table:style-name="ce15" table:content-validation-name="val4"/>
          <table:table-cell/>
        </table:table-row>
        <table:table-row table:style-name="ro5">
          <table:table-cell/>
          <table:table-cell table:style-name="ce4"/>
          <table:table-cell table:style-name="ce5"/>
          <table:table-cell table:style-name="ce6" table:formula="of:=CONCATENATE([.B64];&quot; &quot;;[.C64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2"/>
          <table:table-cell table:style-name="ce5" table:content-validation-name="val4"/>
          <table:table-cell table:style-name="ce15" table:content-validation-name="val4"/>
          <table:table-cell/>
        </table:table-row>
        <table:table-row table:style-name="ro5">
          <table:table-cell/>
          <table:table-cell table:style-name="ce4"/>
          <table:table-cell table:style-name="ce5"/>
          <table:table-cell table:style-name="ce6" table:formula="of:=CONCATENATE([.B65];&quot; &quot;;[.C65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2"/>
          <table:table-cell table:style-name="ce5" table:content-validation-name="val4"/>
          <table:table-cell table:style-name="ce15" table:content-validation-name="val4"/>
          <table:table-cell/>
        </table:table-row>
        <table:table-row table:style-name="ro5">
          <table:table-cell/>
          <table:table-cell table:style-name="ce4"/>
          <table:table-cell table:style-name="ce5"/>
          <table:table-cell table:style-name="ce6" table:formula="of:=CONCATENATE([.B66];&quot; &quot;;[.C66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2"/>
          <table:table-cell table:style-name="ce5" table:content-validation-name="val4"/>
          <table:table-cell table:style-name="ce15" table:content-validation-name="val4"/>
          <table:table-cell/>
        </table:table-row>
        <table:table-row table:style-name="ro5">
          <table:table-cell/>
          <table:table-cell table:style-name="ce4"/>
          <table:table-cell table:style-name="ce5"/>
          <table:table-cell table:style-name="ce6" table:formula="of:=CONCATENATE([.B67];&quot; &quot;;[.C67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2"/>
          <table:table-cell table:style-name="ce5" table:content-validation-name="val4"/>
          <table:table-cell table:style-name="ce15" table:content-validation-name="val4"/>
          <table:table-cell/>
        </table:table-row>
        <table:table-row table:style-name="ro5">
          <table:table-cell/>
          <table:table-cell table:style-name="ce4"/>
          <table:table-cell table:style-name="ce5"/>
          <table:table-cell table:style-name="ce6" table:formula="of:=CONCATENATE([.B68];&quot; &quot;;[.C68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2"/>
          <table:table-cell table:style-name="ce5" table:content-validation-name="val4"/>
          <table:table-cell table:style-name="ce15" table:content-validation-name="val4"/>
          <table:table-cell/>
        </table:table-row>
        <table:table-row table:style-name="ro5">
          <table:table-cell/>
          <table:table-cell table:style-name="ce4"/>
          <table:table-cell table:style-name="ce5"/>
          <table:table-cell table:style-name="ce6" table:formula="of:=CONCATENATE([.B69];&quot; &quot;;[.C69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2"/>
          <table:table-cell table:style-name="ce5" table:content-validation-name="val4"/>
          <table:table-cell table:style-name="ce15" table:content-validation-name="val4"/>
          <table:table-cell/>
        </table:table-row>
        <table:table-row table:style-name="ro5">
          <table:table-cell/>
          <table:table-cell table:style-name="ce4"/>
          <table:table-cell table:style-name="ce5"/>
          <table:table-cell table:style-name="ce6" table:formula="of:=CONCATENATE([.B70];&quot; &quot;;[.C70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2"/>
          <table:table-cell table:style-name="ce5" table:content-validation-name="val4"/>
          <table:table-cell table:style-name="ce15" table:content-validation-name="val4"/>
          <table:table-cell/>
        </table:table-row>
        <table:table-row table:style-name="ro5">
          <table:table-cell/>
          <table:table-cell table:style-name="ce4"/>
          <table:table-cell table:style-name="ce5"/>
          <table:table-cell table:style-name="ce6" table:formula="of:=CONCATENATE([.B71];&quot; &quot;;[.C71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2"/>
          <table:table-cell table:style-name="ce5" table:content-validation-name="val4"/>
          <table:table-cell table:style-name="ce15" table:content-validation-name="val4"/>
          <table:table-cell/>
        </table:table-row>
        <table:table-row table:style-name="ro5">
          <table:table-cell/>
          <table:table-cell table:style-name="ce4"/>
          <table:table-cell table:style-name="ce5"/>
          <table:table-cell table:style-name="ce6" table:formula="of:=CONCATENATE([.B72];&quot; &quot;;[.C72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2"/>
          <table:table-cell table:style-name="ce5" table:content-validation-name="val4"/>
          <table:table-cell table:style-name="ce15" table:content-validation-name="val4"/>
          <table:table-cell/>
        </table:table-row>
        <table:table-row table:style-name="ro5">
          <table:table-cell/>
          <table:table-cell table:style-name="ce4"/>
          <table:table-cell table:style-name="ce5"/>
          <table:table-cell table:style-name="ce6" table:formula="of:=CONCATENATE([.B73];&quot; &quot;;[.C73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2"/>
          <table:table-cell table:style-name="ce5" table:content-validation-name="val4"/>
          <table:table-cell table:style-name="ce15" table:content-validation-name="val4"/>
          <table:table-cell/>
        </table:table-row>
        <table:table-row table:style-name="ro5">
          <table:table-cell/>
          <table:table-cell table:style-name="ce4"/>
          <table:table-cell table:style-name="ce5"/>
          <table:table-cell table:style-name="ce6" table:formula="of:=CONCATENATE([.B74];&quot; &quot;;[.C74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2"/>
          <table:table-cell table:style-name="ce5" table:content-validation-name="val4"/>
          <table:table-cell table:style-name="ce15" table:content-validation-name="val4"/>
          <table:table-cell/>
        </table:table-row>
        <table:table-row table:style-name="ro5">
          <table:table-cell/>
          <table:table-cell table:style-name="ce4"/>
          <table:table-cell table:style-name="ce5"/>
          <table:table-cell table:style-name="ce6" table:formula="of:=CONCATENATE([.B75];&quot; &quot;;[.C75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2"/>
          <table:table-cell table:style-name="ce5" table:content-validation-name="val4"/>
          <table:table-cell table:style-name="ce15" table:content-validation-name="val4"/>
          <table:table-cell/>
        </table:table-row>
        <table:table-row table:style-name="ro5">
          <table:table-cell/>
          <table:table-cell table:style-name="ce4"/>
          <table:table-cell table:style-name="ce5"/>
          <table:table-cell table:style-name="ce6" table:formula="of:=CONCATENATE([.B76];&quot; &quot;;[.C76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2"/>
          <table:table-cell table:style-name="ce5" table:content-validation-name="val4"/>
          <table:table-cell table:style-name="ce15" table:content-validation-name="val4"/>
          <table:table-cell/>
        </table:table-row>
        <table:table-row table:style-name="ro5">
          <table:table-cell/>
          <table:table-cell table:style-name="ce4"/>
          <table:table-cell table:style-name="ce5"/>
          <table:table-cell table:style-name="ce6" table:formula="of:=CONCATENATE([.B77];&quot; &quot;;[.C77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2"/>
          <table:table-cell table:style-name="ce5" table:content-validation-name="val4"/>
          <table:table-cell table:style-name="ce15" table:content-validation-name="val4"/>
          <table:table-cell/>
        </table:table-row>
        <table:table-row table:style-name="ro5">
          <table:table-cell/>
          <table:table-cell table:style-name="ce4"/>
          <table:table-cell table:style-name="ce5"/>
          <table:table-cell table:style-name="ce6" table:formula="of:=CONCATENATE([.B78];&quot; &quot;;[.C78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2"/>
          <table:table-cell table:style-name="ce5" table:content-validation-name="val4"/>
          <table:table-cell table:style-name="ce15" table:content-validation-name="val4"/>
          <table:table-cell/>
        </table:table-row>
        <table:table-row table:style-name="ro5">
          <table:table-cell/>
          <table:table-cell table:style-name="ce4"/>
          <table:table-cell table:style-name="ce5"/>
          <table:table-cell table:style-name="ce6" table:formula="of:=CONCATENATE([.B79];&quot; &quot;;[.C79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2"/>
          <table:table-cell table:style-name="ce5" table:content-validation-name="val4"/>
          <table:table-cell table:style-name="ce15" table:content-validation-name="val4"/>
          <table:table-cell/>
        </table:table-row>
        <table:table-row table:style-name="ro5">
          <table:table-cell/>
          <table:table-cell table:style-name="ce4"/>
          <table:table-cell table:style-name="ce5"/>
          <table:table-cell table:style-name="ce6" table:formula="of:=CONCATENATE([.B80];&quot; &quot;;[.C80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2"/>
          <table:table-cell table:style-name="ce5" table:content-validation-name="val4"/>
          <table:table-cell table:style-name="ce15" table:content-validation-name="val4"/>
          <table:table-cell/>
        </table:table-row>
        <table:table-row table:style-name="ro5">
          <table:table-cell/>
          <table:table-cell table:style-name="ce4"/>
          <table:table-cell table:style-name="ce5"/>
          <table:table-cell table:style-name="ce6" table:formula="of:=CONCATENATE([.B81];&quot; &quot;;[.C81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2"/>
          <table:table-cell table:style-name="ce5" table:content-validation-name="val4"/>
          <table:table-cell table:style-name="ce15" table:content-validation-name="val4"/>
          <table:table-cell/>
        </table:table-row>
        <table:table-row table:style-name="ro5">
          <table:table-cell/>
          <table:table-cell table:style-name="ce4"/>
          <table:table-cell table:style-name="ce5"/>
          <table:table-cell table:style-name="ce6" table:formula="of:=CONCATENATE([.B82];&quot; &quot;;[.C82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2"/>
          <table:table-cell table:style-name="ce5" table:content-validation-name="val4"/>
          <table:table-cell table:style-name="ce15" table:content-validation-name="val4"/>
          <table:table-cell/>
        </table:table-row>
        <table:table-row table:style-name="ro5">
          <table:table-cell/>
          <table:table-cell table:style-name="ce4"/>
          <table:table-cell table:style-name="ce5"/>
          <table:table-cell table:style-name="ce6" table:formula="of:=CONCATENATE([.B83];&quot; &quot;;[.C83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2"/>
          <table:table-cell table:style-name="ce5" table:content-validation-name="val4"/>
          <table:table-cell table:style-name="ce15" table:content-validation-name="val4"/>
          <table:table-cell/>
        </table:table-row>
        <table:table-row table:style-name="ro5">
          <table:table-cell/>
          <table:table-cell table:style-name="ce4"/>
          <table:table-cell table:style-name="ce5"/>
          <table:table-cell table:style-name="ce6" table:formula="of:=CONCATENATE([.B84];&quot; &quot;;[.C84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2"/>
          <table:table-cell table:style-name="ce5" table:content-validation-name="val4"/>
          <table:table-cell table:style-name="ce15" table:content-validation-name="val4"/>
          <table:table-cell/>
        </table:table-row>
        <table:table-row table:style-name="ro5">
          <table:table-cell/>
          <table:table-cell table:style-name="ce4"/>
          <table:table-cell table:style-name="ce5"/>
          <table:table-cell table:style-name="ce6" table:formula="of:=CONCATENATE([.B85];&quot; &quot;;[.C85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2"/>
          <table:table-cell table:style-name="ce5" table:content-validation-name="val4"/>
          <table:table-cell table:style-name="ce15" table:content-validation-name="val4"/>
          <table:table-cell/>
        </table:table-row>
        <table:table-row table:style-name="ro5">
          <table:table-cell/>
          <table:table-cell table:style-name="ce4"/>
          <table:table-cell table:style-name="ce5"/>
          <table:table-cell table:style-name="ce6" table:formula="of:=CONCATENATE([.B86];&quot; &quot;;[.C86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2"/>
          <table:table-cell table:style-name="ce5" table:content-validation-name="val4"/>
          <table:table-cell table:style-name="ce15" table:content-validation-name="val4"/>
          <table:table-cell/>
        </table:table-row>
        <table:table-row table:style-name="ro5">
          <table:table-cell/>
          <table:table-cell table:style-name="ce4"/>
          <table:table-cell table:style-name="ce5"/>
          <table:table-cell table:style-name="ce6" table:formula="of:=CONCATENATE([.B87];&quot; &quot;;[.C87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2"/>
          <table:table-cell table:style-name="ce5" table:content-validation-name="val4"/>
          <table:table-cell table:style-name="ce15" table:content-validation-name="val4"/>
          <table:table-cell/>
        </table:table-row>
        <table:table-row table:style-name="ro5">
          <table:table-cell/>
          <table:table-cell table:style-name="ce4"/>
          <table:table-cell table:style-name="ce5"/>
          <table:table-cell table:style-name="ce6" table:formula="of:=CONCATENATE([.B88];&quot; &quot;;[.C88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2"/>
          <table:table-cell table:style-name="ce5" table:content-validation-name="val4"/>
          <table:table-cell table:style-name="ce15" table:content-validation-name="val4"/>
          <table:table-cell/>
        </table:table-row>
        <table:table-row table:style-name="ro5">
          <table:table-cell/>
          <table:table-cell table:style-name="ce4"/>
          <table:table-cell table:style-name="ce5"/>
          <table:table-cell table:style-name="ce6" table:formula="of:=CONCATENATE([.B89];&quot; &quot;;[.C89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2"/>
          <table:table-cell table:style-name="ce5" table:content-validation-name="val4"/>
          <table:table-cell table:style-name="ce15" table:content-validation-name="val4"/>
          <table:table-cell/>
        </table:table-row>
        <table:table-row table:style-name="ro5">
          <table:table-cell/>
          <table:table-cell table:style-name="ce4"/>
          <table:table-cell table:style-name="ce5"/>
          <table:table-cell table:style-name="ce6" table:formula="of:=CONCATENATE([.B90];&quot; &quot;;[.C90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2"/>
          <table:table-cell table:style-name="ce5" table:content-validation-name="val4"/>
          <table:table-cell table:style-name="ce15" table:content-validation-name="val4"/>
          <table:table-cell/>
        </table:table-row>
        <table:table-row table:style-name="ro5">
          <table:table-cell/>
          <table:table-cell table:style-name="ce4"/>
          <table:table-cell table:style-name="ce5"/>
          <table:table-cell table:style-name="ce6" table:formula="of:=CONCATENATE([.B91];&quot; &quot;;[.C91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2"/>
          <table:table-cell table:style-name="ce5" table:content-validation-name="val4"/>
          <table:table-cell table:style-name="ce15" table:content-validation-name="val4"/>
          <table:table-cell/>
        </table:table-row>
        <table:table-row table:style-name="ro5">
          <table:table-cell/>
          <table:table-cell table:style-name="ce4"/>
          <table:table-cell table:style-name="ce5"/>
          <table:table-cell table:style-name="ce6" table:formula="of:=CONCATENATE([.B92];&quot; &quot;;[.C92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2"/>
          <table:table-cell table:style-name="ce5" table:content-validation-name="val4"/>
          <table:table-cell table:style-name="ce15" table:content-validation-name="val4"/>
          <table:table-cell/>
        </table:table-row>
        <table:table-row table:style-name="ro5">
          <table:table-cell/>
          <table:table-cell table:style-name="ce4"/>
          <table:table-cell table:style-name="ce5"/>
          <table:table-cell table:style-name="ce6" table:formula="of:=CONCATENATE([.B93];&quot; &quot;;[.C93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2"/>
          <table:table-cell table:style-name="ce5" table:content-validation-name="val4"/>
          <table:table-cell table:style-name="ce15" table:content-validation-name="val4"/>
          <table:table-cell/>
        </table:table-row>
        <table:table-row table:style-name="ro5">
          <table:table-cell/>
          <table:table-cell table:style-name="ce4"/>
          <table:table-cell table:style-name="ce5"/>
          <table:table-cell table:style-name="ce6" table:formula="of:=CONCATENATE([.B94];&quot; &quot;;[.C94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2"/>
          <table:table-cell table:style-name="ce5" table:content-validation-name="val4"/>
          <table:table-cell table:style-name="ce15" table:content-validation-name="val4"/>
          <table:table-cell/>
        </table:table-row>
        <table:table-row table:style-name="ro5">
          <table:table-cell/>
          <table:table-cell table:style-name="ce4"/>
          <table:table-cell table:style-name="ce5"/>
          <table:table-cell table:style-name="ce6" table:formula="of:=CONCATENATE([.B95];&quot; &quot;;[.C95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2"/>
          <table:table-cell table:style-name="ce5" table:content-validation-name="val4"/>
          <table:table-cell table:style-name="ce15" table:content-validation-name="val4"/>
          <table:table-cell/>
        </table:table-row>
        <table:table-row table:style-name="ro5">
          <table:table-cell/>
          <table:table-cell table:style-name="ce4"/>
          <table:table-cell table:style-name="ce5"/>
          <table:table-cell table:style-name="ce6" table:formula="of:=CONCATENATE([.B96];&quot; &quot;;[.C96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2"/>
          <table:table-cell table:style-name="ce5" table:content-validation-name="val4"/>
          <table:table-cell table:style-name="ce15" table:content-validation-name="val4"/>
          <table:table-cell/>
        </table:table-row>
        <table:table-row table:style-name="ro5">
          <table:table-cell/>
          <table:table-cell table:style-name="ce4"/>
          <table:table-cell table:style-name="ce5"/>
          <table:table-cell table:style-name="ce6" table:formula="of:=CONCATENATE([.B97];&quot; &quot;;[.C97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2"/>
          <table:table-cell table:style-name="ce5" table:content-validation-name="val4"/>
          <table:table-cell table:style-name="ce15" table:content-validation-name="val4"/>
          <table:table-cell/>
        </table:table-row>
        <table:table-row table:style-name="ro5">
          <table:table-cell/>
          <table:table-cell table:style-name="ce4"/>
          <table:table-cell table:style-name="ce5"/>
          <table:table-cell table:style-name="ce6" table:formula="of:=CONCATENATE([.B98];&quot; &quot;;[.C98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2"/>
          <table:table-cell table:style-name="ce5" table:content-validation-name="val4"/>
          <table:table-cell table:style-name="ce15" table:content-validation-name="val4"/>
          <table:table-cell/>
        </table:table-row>
        <table:table-row table:style-name="ro5">
          <table:table-cell/>
          <table:table-cell table:style-name="ce4"/>
          <table:table-cell table:style-name="ce5"/>
          <table:table-cell table:style-name="ce6" table:formula="of:=CONCATENATE([.B99];&quot; &quot;;[.C99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2"/>
          <table:table-cell table:style-name="ce5" table:content-validation-name="val4"/>
          <table:table-cell table:style-name="ce15" table:content-validation-name="val4"/>
          <table:table-cell/>
        </table:table-row>
        <table:table-row table:style-name="ro5">
          <table:table-cell table:number-columns-repeated="3"/>
          <table:table-cell table:formula="of:=CONCATENATE([.B100];&quot; &quot;;[.C100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3"/>
          <table:table-cell table:content-validation-name="val4" table:number-columns-repeated="2"/>
          <table:table-cell/>
        </table:table-row>
        <table:table-row table:style-name="ro5">
          <table:table-cell table:number-columns-repeated="3"/>
          <table:table-cell table:formula="of:=CONCATENATE([.B101];&quot; &quot;;[.C101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3"/>
          <table:table-cell table:content-validation-name="val4" table:number-columns-repeated="2"/>
          <table:table-cell/>
        </table:table-row>
        <table:table-row table:style-name="ro5">
          <table:table-cell table:number-columns-repeated="3"/>
          <table:table-cell table:formula="of:=CONCATENATE([.B102];&quot; &quot;;[.C102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3"/>
          <table:table-cell table:content-validation-name="val4" table:number-columns-repeated="2"/>
          <table:table-cell/>
        </table:table-row>
        <table:table-row table:style-name="ro5">
          <table:table-cell table:number-columns-repeated="3"/>
          <table:table-cell table:formula="of:=CONCATENATE([.B103];&quot; &quot;;[.C103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3"/>
          <table:table-cell table:content-validation-name="val4" table:number-columns-repeated="2"/>
          <table:table-cell/>
        </table:table-row>
        <table:table-row table:style-name="ro5">
          <table:table-cell table:number-columns-repeated="3"/>
          <table:table-cell table:formula="of:=CONCATENATE([.B104];&quot; &quot;;[.C104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3"/>
          <table:table-cell table:content-validation-name="val4" table:number-columns-repeated="2"/>
          <table:table-cell/>
        </table:table-row>
        <table:table-row table:style-name="ro5">
          <table:table-cell table:number-columns-repeated="3"/>
          <table:table-cell table:formula="of:=CONCATENATE([.B105];&quot; &quot;;[.C105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3"/>
          <table:table-cell table:content-validation-name="val4" table:number-columns-repeated="2"/>
          <table:table-cell/>
        </table:table-row>
        <table:table-row table:style-name="ro5">
          <table:table-cell table:number-columns-repeated="3"/>
          <table:table-cell table:formula="of:=CONCATENATE([.B106];&quot; &quot;;[.C106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3"/>
          <table:table-cell table:content-validation-name="val4" table:number-columns-repeated="2"/>
          <table:table-cell/>
        </table:table-row>
        <table:table-row table:style-name="ro5">
          <table:table-cell table:number-columns-repeated="3"/>
          <table:table-cell table:formula="of:=CONCATENATE([.B107];&quot; &quot;;[.C107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3"/>
          <table:table-cell table:content-validation-name="val4" table:number-columns-repeated="2"/>
          <table:table-cell/>
        </table:table-row>
        <table:table-row table:style-name="ro5">
          <table:table-cell table:number-columns-repeated="3"/>
          <table:table-cell table:formula="of:=CONCATENATE([.B108];&quot; &quot;;[.C108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3"/>
          <table:table-cell table:content-validation-name="val4" table:number-columns-repeated="2"/>
          <table:table-cell/>
        </table:table-row>
        <table:table-row table:style-name="ro5">
          <table:table-cell table:number-columns-repeated="3"/>
          <table:table-cell table:formula="of:=CONCATENATE([.B109];&quot; &quot;;[.C109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3"/>
          <table:table-cell table:content-validation-name="val4" table:number-columns-repeated="2"/>
          <table:table-cell/>
        </table:table-row>
        <table:table-row table:style-name="ro5">
          <table:table-cell table:number-columns-repeated="3"/>
          <table:table-cell table:formula="of:=CONCATENATE([.B110];&quot; &quot;;[.C110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3"/>
          <table:table-cell table:content-validation-name="val4" table:number-columns-repeated="2"/>
          <table:table-cell/>
        </table:table-row>
        <table:table-row table:style-name="ro5">
          <table:table-cell table:number-columns-repeated="3"/>
          <table:table-cell table:formula="of:=CONCATENATE([.B111];&quot; &quot;;[.C111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3"/>
          <table:table-cell table:content-validation-name="val4" table:number-columns-repeated="2"/>
          <table:table-cell/>
        </table:table-row>
        <table:table-row table:style-name="ro5">
          <table:table-cell table:number-columns-repeated="3"/>
          <table:table-cell table:formula="of:=CONCATENATE([.B112];&quot; &quot;;[.C112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3"/>
          <table:table-cell table:content-validation-name="val4" table:number-columns-repeated="2"/>
          <table:table-cell/>
        </table:table-row>
        <table:table-row table:style-name="ro5">
          <table:table-cell table:number-columns-repeated="3"/>
          <table:table-cell table:formula="of:=CONCATENATE([.B113];&quot; &quot;;[.C113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3"/>
          <table:table-cell table:content-validation-name="val4" table:number-columns-repeated="2"/>
          <table:table-cell/>
        </table:table-row>
        <table:table-row table:style-name="ro5">
          <table:table-cell table:number-columns-repeated="3"/>
          <table:table-cell table:formula="of:=CONCATENATE([.B114];&quot; &quot;;[.C114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3"/>
          <table:table-cell table:content-validation-name="val4" table:number-columns-repeated="2"/>
          <table:table-cell/>
        </table:table-row>
        <table:table-row table:style-name="ro5">
          <table:table-cell table:number-columns-repeated="3"/>
          <table:table-cell table:formula="of:=CONCATENATE([.B115];&quot; &quot;;[.C115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3"/>
          <table:table-cell table:content-validation-name="val4" table:number-columns-repeated="2"/>
          <table:table-cell/>
        </table:table-row>
        <table:table-row table:style-name="ro5">
          <table:table-cell table:number-columns-repeated="3"/>
          <table:table-cell table:formula="of:=CONCATENATE([.B116];&quot; &quot;;[.C116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3"/>
          <table:table-cell table:content-validation-name="val4" table:number-columns-repeated="2"/>
          <table:table-cell/>
        </table:table-row>
        <table:table-row table:style-name="ro5">
          <table:table-cell table:number-columns-repeated="3"/>
          <table:table-cell table:formula="of:=CONCATENATE([.B117];&quot; &quot;;[.C117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3"/>
          <table:table-cell table:content-validation-name="val4" table:number-columns-repeated="2"/>
          <table:table-cell/>
        </table:table-row>
        <table:table-row table:style-name="ro5">
          <table:table-cell table:number-columns-repeated="3"/>
          <table:table-cell table:formula="of:=CONCATENATE([.B118];&quot; &quot;;[.C118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3"/>
          <table:table-cell table:content-validation-name="val4" table:number-columns-repeated="2"/>
          <table:table-cell/>
        </table:table-row>
        <table:table-row table:style-name="ro5">
          <table:table-cell table:number-columns-repeated="3"/>
          <table:table-cell table:formula="of:=CONCATENATE([.B119];&quot; &quot;;[.C119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3"/>
          <table:table-cell table:content-validation-name="val4" table:number-columns-repeated="2"/>
          <table:table-cell/>
        </table:table-row>
        <table:table-row table:style-name="ro5">
          <table:table-cell table:number-columns-repeated="3"/>
          <table:table-cell table:formula="of:=CONCATENATE([.B120];&quot; &quot;;[.C120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3"/>
          <table:table-cell table:content-validation-name="val4" table:number-columns-repeated="2"/>
          <table:table-cell/>
        </table:table-row>
        <table:table-row table:style-name="ro5">
          <table:table-cell table:number-columns-repeated="3"/>
          <table:table-cell table:formula="of:=CONCATENATE([.B121];&quot; &quot;;[.C121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3"/>
          <table:table-cell table:content-validation-name="val4" table:number-columns-repeated="2"/>
          <table:table-cell/>
        </table:table-row>
        <table:table-row table:style-name="ro5">
          <table:table-cell table:number-columns-repeated="3"/>
          <table:table-cell table:formula="of:=CONCATENATE([.B122];&quot; &quot;;[.C122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3"/>
          <table:table-cell table:content-validation-name="val4" table:number-columns-repeated="2"/>
          <table:table-cell/>
        </table:table-row>
        <table:table-row table:style-name="ro5">
          <table:table-cell table:number-columns-repeated="3"/>
          <table:table-cell table:formula="of:=CONCATENATE([.B123];&quot; &quot;;[.C123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3"/>
          <table:table-cell table:content-validation-name="val4" table:number-columns-repeated="2"/>
          <table:table-cell/>
        </table:table-row>
        <table:table-row table:style-name="ro5">
          <table:table-cell table:number-columns-repeated="3"/>
          <table:table-cell table:formula="of:=CONCATENATE([.B124];&quot; &quot;;[.C124])" office:value-type="string" office:string-value=" " calcext:value-type="string">
            <text:p><text:s/></text:p>
          </table:table-cell>
          <table:table-cell table:content-validation-name="val1"/>
          <table:table-cell table:content-validation-name="val3"/>
          <table:table-cell table:content-validation-name="val4" table:number-columns-repeated="2"/>
          <table:table-cell/>
        </table:table-row>
        <table:table-row table:style-name="ro5">
          <table:table-cell table:number-columns-repeated="3"/>
          <table:table-cell table:formula="of:=CONCATENATE([.B125];&quot; &quot;;[.C125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126];&quot; &quot;;[.C126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127];&quot; &quot;;[.C127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128];&quot; &quot;;[.C128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129];&quot; &quot;;[.C129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130];&quot; &quot;;[.C130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131];&quot; &quot;;[.C131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132];&quot; &quot;;[.C132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133];&quot; &quot;;[.C133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134];&quot; &quot;;[.C134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135];&quot; &quot;;[.C135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136];&quot; &quot;;[.C136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137];&quot; &quot;;[.C137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138];&quot; &quot;;[.C138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139];&quot; &quot;;[.C139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140];&quot; &quot;;[.C140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141];&quot; &quot;;[.C141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142];&quot; &quot;;[.C142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143];&quot; &quot;;[.C143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144];&quot; &quot;;[.C144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145];&quot; &quot;;[.C145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146];&quot; &quot;;[.C146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147];&quot; &quot;;[.C147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148];&quot; &quot;;[.C148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149];&quot; &quot;;[.C149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150];&quot; &quot;;[.C150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151];&quot; &quot;;[.C151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152];&quot; &quot;;[.C152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153];&quot; &quot;;[.C153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154];&quot; &quot;;[.C154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155];&quot; &quot;;[.C155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156];&quot; &quot;;[.C156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157];&quot; &quot;;[.C157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158];&quot; &quot;;[.C158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159];&quot; &quot;;[.C159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160];&quot; &quot;;[.C160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161];&quot; &quot;;[.C161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162];&quot; &quot;;[.C162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163];&quot; &quot;;[.C163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164];&quot; &quot;;[.C164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165];&quot; &quot;;[.C165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166];&quot; &quot;;[.C166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167];&quot; &quot;;[.C167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168];&quot; &quot;;[.C168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169];&quot; &quot;;[.C169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170];&quot; &quot;;[.C170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171];&quot; &quot;;[.C171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172];&quot; &quot;;[.C172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173];&quot; &quot;;[.C173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174];&quot; &quot;;[.C174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175];&quot; &quot;;[.C175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176];&quot; &quot;;[.C176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177];&quot; &quot;;[.C177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178];&quot; &quot;;[.C178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179];&quot; &quot;;[.C179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180];&quot; &quot;;[.C180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181];&quot; &quot;;[.C181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182];&quot; &quot;;[.C182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183];&quot; &quot;;[.C183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184];&quot; &quot;;[.C184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185];&quot; &quot;;[.C185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186];&quot; &quot;;[.C186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187];&quot; &quot;;[.C187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188];&quot; &quot;;[.C188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189];&quot; &quot;;[.C189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190];&quot; &quot;;[.C190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191];&quot; &quot;;[.C191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192];&quot; &quot;;[.C192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193];&quot; &quot;;[.C193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194];&quot; &quot;;[.C194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195];&quot; &quot;;[.C195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196];&quot; &quot;;[.C196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197];&quot; &quot;;[.C197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198];&quot; &quot;;[.C198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199];&quot; &quot;;[.C199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200];&quot; &quot;;[.C200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201];&quot; &quot;;[.C201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202];&quot; &quot;;[.C202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203];&quot; &quot;;[.C203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204];&quot; &quot;;[.C204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205];&quot; &quot;;[.C205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206];&quot; &quot;;[.C206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207];&quot; &quot;;[.C207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208];&quot; &quot;;[.C208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209];&quot; &quot;;[.C209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210];&quot; &quot;;[.C210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211];&quot; &quot;;[.C211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212];&quot; &quot;;[.C212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213];&quot; &quot;;[.C213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214];&quot; &quot;;[.C214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215];&quot; &quot;;[.C215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216];&quot; &quot;;[.C216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217];&quot; &quot;;[.C217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218];&quot; &quot;;[.C218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219];&quot; &quot;;[.C219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220];&quot; &quot;;[.C220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221];&quot; &quot;;[.C221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222];&quot; &quot;;[.C222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223];&quot; &quot;;[.C223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224];&quot; &quot;;[.C224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225];&quot; &quot;;[.C225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226];&quot; &quot;;[.C226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227];&quot; &quot;;[.C227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228];&quot; &quot;;[.C228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229];&quot; &quot;;[.C229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230];&quot; &quot;;[.C230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231];&quot; &quot;;[.C231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232];&quot; &quot;;[.C232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233];&quot; &quot;;[.C233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234];&quot; &quot;;[.C234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235];&quot; &quot;;[.C235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236];&quot; &quot;;[.C236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237];&quot; &quot;;[.C237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238];&quot; &quot;;[.C238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239];&quot; &quot;;[.C239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240];&quot; &quot;;[.C240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241];&quot; &quot;;[.C241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242];&quot; &quot;;[.C242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243];&quot; &quot;;[.C243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244];&quot; &quot;;[.C244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245];&quot; &quot;;[.C245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246];&quot; &quot;;[.C246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247];&quot; &quot;;[.C247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248];&quot; &quot;;[.C248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249];&quot; &quot;;[.C249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250];&quot; &quot;;[.C250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251];&quot; &quot;;[.C251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252];&quot; &quot;;[.C252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253];&quot; &quot;;[.C253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254];&quot; &quot;;[.C254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255];&quot; &quot;;[.C255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256];&quot; &quot;;[.C256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257];&quot; &quot;;[.C257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258];&quot; &quot;;[.C258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259];&quot; &quot;;[.C259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260];&quot; &quot;;[.C260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261];&quot; &quot;;[.C261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262];&quot; &quot;;[.C262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263];&quot; &quot;;[.C263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264];&quot; &quot;;[.C264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265];&quot; &quot;;[.C265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266];&quot; &quot;;[.C266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267];&quot; &quot;;[.C267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268];&quot; &quot;;[.C268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269];&quot; &quot;;[.C269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270];&quot; &quot;;[.C270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271];&quot; &quot;;[.C271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272];&quot; &quot;;[.C272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273];&quot; &quot;;[.C273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274];&quot; &quot;;[.C274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275];&quot; &quot;;[.C275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276];&quot; &quot;;[.C276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277];&quot; &quot;;[.C277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278];&quot; &quot;;[.C278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279];&quot; &quot;;[.C279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280];&quot; &quot;;[.C280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281];&quot; &quot;;[.C281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282];&quot; &quot;;[.C282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283];&quot; &quot;;[.C283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284];&quot; &quot;;[.C284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285];&quot; &quot;;[.C285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286];&quot; &quot;;[.C286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287];&quot; &quot;;[.C287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288];&quot; &quot;;[.C288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289];&quot; &quot;;[.C289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290];&quot; &quot;;[.C290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291];&quot; &quot;;[.C291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292];&quot; &quot;;[.C292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293];&quot; &quot;;[.C293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294];&quot; &quot;;[.C294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295];&quot; &quot;;[.C295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296];&quot; &quot;;[.C296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297];&quot; &quot;;[.C297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298];&quot; &quot;;[.C298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299];&quot; &quot;;[.C299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300];&quot; &quot;;[.C300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301];&quot; &quot;;[.C301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302];&quot; &quot;;[.C302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303];&quot; &quot;;[.C303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304];&quot; &quot;;[.C304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305];&quot; &quot;;[.C305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306];&quot; &quot;;[.C306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307];&quot; &quot;;[.C307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308];&quot; &quot;;[.C308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309];&quot; &quot;;[.C309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310];&quot; &quot;;[.C310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311];&quot; &quot;;[.C311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312];&quot; &quot;;[.C312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313];&quot; &quot;;[.C313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314];&quot; &quot;;[.C314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315];&quot; &quot;;[.C315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316];&quot; &quot;;[.C316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317];&quot; &quot;;[.C317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318];&quot; &quot;;[.C318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319];&quot; &quot;;[.C319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320];&quot; &quot;;[.C320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321];&quot; &quot;;[.C321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322];&quot; &quot;;[.C322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323];&quot; &quot;;[.C323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324];&quot; &quot;;[.C324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325];&quot; &quot;;[.C325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326];&quot; &quot;;[.C326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327];&quot; &quot;;[.C327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328];&quot; &quot;;[.C328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329];&quot; &quot;;[.C329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330];&quot; &quot;;[.C330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331];&quot; &quot;;[.C331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332];&quot; &quot;;[.C332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333];&quot; &quot;;[.C333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334];&quot; &quot;;[.C334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335];&quot; &quot;;[.C335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336];&quot; &quot;;[.C336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337];&quot; &quot;;[.C337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338];&quot; &quot;;[.C338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339];&quot; &quot;;[.C339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340];&quot; &quot;;[.C340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341];&quot; &quot;;[.C341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342];&quot; &quot;;[.C342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343];&quot; &quot;;[.C343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344];&quot; &quot;;[.C344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345];&quot; &quot;;[.C345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346];&quot; &quot;;[.C346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347];&quot; &quot;;[.C347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348];&quot; &quot;;[.C348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349];&quot; &quot;;[.C349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350];&quot; &quot;;[.C350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351];&quot; &quot;;[.C351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352];&quot; &quot;;[.C352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353];&quot; &quot;;[.C353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354];&quot; &quot;;[.C354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355];&quot; &quot;;[.C355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356];&quot; &quot;;[.C356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357];&quot; &quot;;[.C357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358];&quot; &quot;;[.C358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359];&quot; &quot;;[.C359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360];&quot; &quot;;[.C360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361];&quot; &quot;;[.C361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362];&quot; &quot;;[.C362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363];&quot; &quot;;[.C363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364];&quot; &quot;;[.C364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365];&quot; &quot;;[.C365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366];&quot; &quot;;[.C366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367];&quot; &quot;;[.C367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368];&quot; &quot;;[.C368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369];&quot; &quot;;[.C369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370];&quot; &quot;;[.C370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371];&quot; &quot;;[.C371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372];&quot; &quot;;[.C372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373];&quot; &quot;;[.C373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374];&quot; &quot;;[.C374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375];&quot; &quot;;[.C375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376];&quot; &quot;;[.C376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377];&quot; &quot;;[.C377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378];&quot; &quot;;[.C378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379];&quot; &quot;;[.C379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380];&quot; &quot;;[.C380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381];&quot; &quot;;[.C381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382];&quot; &quot;;[.C382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383];&quot; &quot;;[.C383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384];&quot; &quot;;[.C384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385];&quot; &quot;;[.C385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386];&quot; &quot;;[.C386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387];&quot; &quot;;[.C387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388];&quot; &quot;;[.C388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389];&quot; &quot;;[.C389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390];&quot; &quot;;[.C390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391];&quot; &quot;;[.C391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392];&quot; &quot;;[.C392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393];&quot; &quot;;[.C393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394];&quot; &quot;;[.C394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395];&quot; &quot;;[.C395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396];&quot; &quot;;[.C396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397];&quot; &quot;;[.C397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398];&quot; &quot;;[.C398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399];&quot; &quot;;[.C399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400];&quot; &quot;;[.C400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401];&quot; &quot;;[.C401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402];&quot; &quot;;[.C402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403];&quot; &quot;;[.C403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404];&quot; &quot;;[.C404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405];&quot; &quot;;[.C405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406];&quot; &quot;;[.C406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407];&quot; &quot;;[.C407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408];&quot; &quot;;[.C408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409];&quot; &quot;;[.C409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410];&quot; &quot;;[.C410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411];&quot; &quot;;[.C411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412];&quot; &quot;;[.C412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413];&quot; &quot;;[.C413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414];&quot; &quot;;[.C414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415];&quot; &quot;;[.C415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416];&quot; &quot;;[.C416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417];&quot; &quot;;[.C417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418];&quot; &quot;;[.C418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419];&quot; &quot;;[.C419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420];&quot; &quot;;[.C420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421];&quot; &quot;;[.C421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422];&quot; &quot;;[.C422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423];&quot; &quot;;[.C423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424];&quot; &quot;;[.C424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425];&quot; &quot;;[.C425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426];&quot; &quot;;[.C426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427];&quot; &quot;;[.C427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428];&quot; &quot;;[.C428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429];&quot; &quot;;[.C429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430];&quot; &quot;;[.C430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431];&quot; &quot;;[.C431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432];&quot; &quot;;[.C432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433];&quot; &quot;;[.C433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434];&quot; &quot;;[.C434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435];&quot; &quot;;[.C435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436];&quot; &quot;;[.C436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437];&quot; &quot;;[.C437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438];&quot; &quot;;[.C438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439];&quot; &quot;;[.C439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440];&quot; &quot;;[.C440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441];&quot; &quot;;[.C441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442];&quot; &quot;;[.C442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443];&quot; &quot;;[.C443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444];&quot; &quot;;[.C444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445];&quot; &quot;;[.C445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446];&quot; &quot;;[.C446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447];&quot; &quot;;[.C447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448];&quot; &quot;;[.C448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449];&quot; &quot;;[.C449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450];&quot; &quot;;[.C450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451];&quot; &quot;;[.C451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452];&quot; &quot;;[.C452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453];&quot; &quot;;[.C453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454];&quot; &quot;;[.C454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455];&quot; &quot;;[.C455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456];&quot; &quot;;[.C456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457];&quot; &quot;;[.C457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458];&quot; &quot;;[.C458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459];&quot; &quot;;[.C459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460];&quot; &quot;;[.C460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461];&quot; &quot;;[.C461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462];&quot; &quot;;[.C462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463];&quot; &quot;;[.C463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464];&quot; &quot;;[.C464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465];&quot; &quot;;[.C465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466];&quot; &quot;;[.C466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467];&quot; &quot;;[.C467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468];&quot; &quot;;[.C468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469];&quot; &quot;;[.C469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470];&quot; &quot;;[.C470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471];&quot; &quot;;[.C471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472];&quot; &quot;;[.C472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473];&quot; &quot;;[.C473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474];&quot; &quot;;[.C474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475];&quot; &quot;;[.C475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476];&quot; &quot;;[.C476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477];&quot; &quot;;[.C477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478];&quot; &quot;;[.C478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479];&quot; &quot;;[.C479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480];&quot; &quot;;[.C480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481];&quot; &quot;;[.C481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482];&quot; &quot;;[.C482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483];&quot; &quot;;[.C483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484];&quot; &quot;;[.C484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485];&quot; &quot;;[.C485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486];&quot; &quot;;[.C486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487];&quot; &quot;;[.C487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488];&quot; &quot;;[.C488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489];&quot; &quot;;[.C489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490];&quot; &quot;;[.C490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491];&quot; &quot;;[.C491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492];&quot; &quot;;[.C492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493];&quot; &quot;;[.C493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494];&quot; &quot;;[.C494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495];&quot; &quot;;[.C495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496];&quot; &quot;;[.C496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497];&quot; &quot;;[.C497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498];&quot; &quot;;[.C498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499];&quot; &quot;;[.C499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500];&quot; &quot;;[.C500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501];&quot; &quot;;[.C501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502];&quot; &quot;;[.C502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503];&quot; &quot;;[.C503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504];&quot; &quot;;[.C504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505];&quot; &quot;;[.C505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506];&quot; &quot;;[.C506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507];&quot; &quot;;[.C507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508];&quot; &quot;;[.C508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509];&quot; &quot;;[.C509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510];&quot; &quot;;[.C510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511];&quot; &quot;;[.C511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512];&quot; &quot;;[.C512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513];&quot; &quot;;[.C513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514];&quot; &quot;;[.C514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515];&quot; &quot;;[.C515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516];&quot; &quot;;[.C516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517];&quot; &quot;;[.C517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518];&quot; &quot;;[.C518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519];&quot; &quot;;[.C519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520];&quot; &quot;;[.C520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521];&quot; &quot;;[.C521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522];&quot; &quot;;[.C522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523];&quot; &quot;;[.C523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524];&quot; &quot;;[.C524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525];&quot; &quot;;[.C525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526];&quot; &quot;;[.C526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527];&quot; &quot;;[.C527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528];&quot; &quot;;[.C528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529];&quot; &quot;;[.C529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530];&quot; &quot;;[.C530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531];&quot; &quot;;[.C531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532];&quot; &quot;;[.C532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533];&quot; &quot;;[.C533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534];&quot; &quot;;[.C534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535];&quot; &quot;;[.C535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536];&quot; &quot;;[.C536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537];&quot; &quot;;[.C537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538];&quot; &quot;;[.C538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539];&quot; &quot;;[.C539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540];&quot; &quot;;[.C540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541];&quot; &quot;;[.C541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542];&quot; &quot;;[.C542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543];&quot; &quot;;[.C543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544];&quot; &quot;;[.C544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545];&quot; &quot;;[.C545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546];&quot; &quot;;[.C546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547];&quot; &quot;;[.C547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548];&quot; &quot;;[.C548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549];&quot; &quot;;[.C549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550];&quot; &quot;;[.C550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551];&quot; &quot;;[.C551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552];&quot; &quot;;[.C552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553];&quot; &quot;;[.C553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554];&quot; &quot;;[.C554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555];&quot; &quot;;[.C555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556];&quot; &quot;;[.C556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557];&quot; &quot;;[.C557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558];&quot; &quot;;[.C558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559];&quot; &quot;;[.C559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560];&quot; &quot;;[.C560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561];&quot; &quot;;[.C561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562];&quot; &quot;;[.C562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563];&quot; &quot;;[.C563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564];&quot; &quot;;[.C564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565];&quot; &quot;;[.C565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566];&quot; &quot;;[.C566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567];&quot; &quot;;[.C567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568];&quot; &quot;;[.C568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569];&quot; &quot;;[.C569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570];&quot; &quot;;[.C570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571];&quot; &quot;;[.C571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572];&quot; &quot;;[.C572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573];&quot; &quot;;[.C573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574];&quot; &quot;;[.C574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575];&quot; &quot;;[.C575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576];&quot; &quot;;[.C576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577];&quot; &quot;;[.C577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578];&quot; &quot;;[.C578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579];&quot; &quot;;[.C579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580];&quot; &quot;;[.C580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581];&quot; &quot;;[.C581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582];&quot; &quot;;[.C582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583];&quot; &quot;;[.C583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584];&quot; &quot;;[.C584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585];&quot; &quot;;[.C585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586];&quot; &quot;;[.C586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587];&quot; &quot;;[.C587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588];&quot; &quot;;[.C588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589];&quot; &quot;;[.C589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590];&quot; &quot;;[.C590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591];&quot; &quot;;[.C591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592];&quot; &quot;;[.C592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593];&quot; &quot;;[.C593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594];&quot; &quot;;[.C594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595];&quot; &quot;;[.C595])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5">
          <table:table-cell table:number-columns-repeated="3"/>
          <table:table-cell table:formula="of:=CONCATENATE([.B596];&quot; &quot;;[.C596])" office:value-type="string" office:string-value=" " calcext:value-type="string">
            <text:p><text:s/></text:p>
          </table:table-cell>
          <table:table-cell table:number-columns-repeated="5"/>
        </table:table-row>
      </table:table>
      <table:table table:name="Hardware" table:style-name="ta1" table:print="false">
        <office:forms form:automatic-focus="false" form:apply-design-mode="false">
          <form:form form:name="Formulario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Default"/>
        <table:table-column table:style-name="co10" table:default-cell-style-name="ce18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number-columns-repeated="2" table:default-cell-style-name="ce19"/>
        <table:table-column table:style-name="co16" table:default-cell-style-name="ce19"/>
        <table:table-column table:style-name="co17" table:default-cell-style-name="ce21"/>
        <table:table-column table:style-name="co18" table:default-cell-style-name="ce21"/>
        <table:table-column table:style-name="co19" table:default-cell-style-name="Default"/>
        <table:table-row table:style-name="ro7">
          <table:table-cell/>
          <table:table-cell table:style-name="Default" table:number-columns-repeated="10"/>
          <table:table-cell/>
        </table:table-row>
        <table:table-row table:style-name="ro3">
          <table:table-cell/>
          <table:table-cell table:style-name="ce16" office:value-type="string" calcext:value-type="string" table:number-columns-spanned="9" table:number-rows-spanned="1">
            <text:p>INVENTARIO HARDWARE</text:p>
          </table:table-cell>
          <table:covered-table-cell table:number-columns-repeated="8" table:style-name="Default"/>
          <table:table-cell table:style-name="Default"/>
          <table:table-cell/>
        </table:table-row>
        <table:table-row table:style-name="ro5">
          <table:table-cell/>
          <table:table-cell table:style-name="Default" table:number-columns-repeated="10"/>
          <table:table-cell/>
        </table:table-row>
        <table:table-row table:style-name="ro8">
          <table:table-cell/>
          <table:table-cell table:style-name="Default" table:number-columns-repeated="5"/>
          <table:table-cell table:style-name="ce20" office:value-type="string" calcext:value-type="string" table:number-columns-spanned="3" table:number-rows-spanned="1">
            <text:p><text:a xlink:href="http://www3.gobiernodecanarias.org/medusa/ecoblog/sramsua/?p=57" xlink:type="simple">Cómo identificar estas características</text:a></text:p>
          </table:table-cell>
          <table:covered-table-cell table:style-name="ce8"/>
          <table:covered-table-cell table:style-name="ce12"/>
          <table:table-cell table:style-name="Default" table:number-columns-repeated="2"/>
          <table:table-cell/>
        </table:table-row>
        <table:table-row table:style-name="ro9">
          <table:table-cell/>
          <table:table-cell table:style-name="ce17" office:value-type="string" calcext:value-type="string">
            <text:p>Taller</text:p>
          </table:table-cell>
          <table:table-cell table:style-name="ce10" office:value-type="string" calcext:value-type="string">
            <text:p>Número de equipos</text:p>
          </table:table-cell>
          <table:table-cell table:style-name="ce10" office:value-type="string" calcext:value-type="string">
            <text:p>Marca</text:p>
          </table:table-cell>
          <table:table-cell table:style-name="ce10" office:value-type="string" calcext:value-type="string">
            <text:p>Modelo</text:p>
          </table:table-cell>
          <table:table-cell table:style-name="ce10" office:value-type="string" calcext:value-type="string">
            <office:annotation draw:style-name="gr1" draw:text-style-name="P2" svg:width="28.99mm" svg:height="13.86mm" svg:x="159.8mm" svg:y="10.43mm" draw:caption-point-x="-5.64mm" draw:caption-point-y="15.22mm">
              <dc:creator>SRS</dc:creator>
              <dc:date>2015-05-14T00:00:00</dc:date>
              <text:p text:style-name="P1"><text:span text:style-name="T1">Perfil de usuario que hace uso del equipo</text:span></text:p>
            </office:annotation>
            <text:p>Perfil de usuario</text:p>
          </table:table-cell>
          <table:table-cell table:style-name="ce17" office:value-type="string" calcext:value-type="string">
            <text:p>Capacidad disco duro</text:p>
          </table:table-cell>
          <table:table-cell table:style-name="ce10" office:value-type="string" calcext:value-type="string">
            <text:p>Capacidad memoria RAM</text:p>
          </table:table-cell>
          <table:table-cell table:style-name="ce14" office:value-type="string" calcext:value-type="string">
            <text:p>Procesador</text:p>
          </table:table-cell>
          <table:table-cell table:style-name="ce14" office:value-type="string" calcext:value-type="string">
            <text:p>Sistema operativo</text:p>
          </table:table-cell>
          <table:table-cell table:style-name="ce14" office:value-type="string" calcext:value-type="string">
            <text:p>Observaciones</text:p>
          </table:table-cell>
          <table:table-cell/>
        </table:table-row>
        <table:table-row table:style-name="ro10">
          <table:table-cell/>
          <table:table-cell table:content-validation-name="val5" office:value-type="string" calcext:value-type="string">
            <text:p>A14 IES Harí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Compaq 8100</text:p>
          </table:table-cell>
          <table:table-cell table:content-validation-name="val6" office:value-type="string" calcext:value-type="string">
            <text:p>Ambos</text:p>
          </table:table-cell>
          <table:table-cell office:value-type="string" calcext:value-type="string">
            <text:p>500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ntel I5</text:p>
          </table:table-cell>
          <table:table-cell office:value-type="string" calcext:value-type="string">
            <text:p>Windows 7/Ubuntu 14.04</text:p>
          </table:table-cell>
          <table:table-cell table:number-columns-repeated="2"/>
        </table:table-row>
        <table:table-row table:style-name="ro10">
          <table:table-cell/>
          <table:table-cell table:content-validation-name="val5" office:value-type="string" calcext:value-type="string">
            <text:p>A17 IES Harí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ne Way</text:p>
          </table:table-cell>
          <table:table-cell/>
          <table:table-cell table:content-validation-name="val6" office:value-type="string" calcext:value-type="string">
            <text:p>Ambos</text:p>
          </table:table-cell>
          <table:table-cell office:value-type="string" calcext:value-type="string">
            <text:p>500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ntel I5</text:p>
          </table:table-cell>
          <table:table-cell office:value-type="string" calcext:value-type="string">
            <text:p>Ubuntu 14.04</text:p>
          </table:table-cell>
          <table:table-cell office:value-type="string" calcext:value-type="string">
            <text:p>Equipos clónicos adquiridos partida extraordinaria 2013/14</text:p>
          </table:table-cell>
          <table:table-cell/>
        </table:table-row>
        <table:table-row table:style-name="ro10">
          <table:table-cell/>
          <table:table-cell table:content-validation-name="val5" office:value-type="string" calcext:value-type="string">
            <text:p>A14 IES Harí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content-validation-name="val6" office:value-type="string" calcext:value-type="string">
            <text:p>Profesorado</text:p>
          </table:table-cell>
          <table:table-cell office:value-type="string" calcext:value-type="string">
            <text:p>500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Intel I5</text:p>
          </table:table-cell>
          <table:table-cell office:value-type="string" calcext:value-type="string">
            <text:p>Ubuntu 14.04</text:p>
          </table:table-cell>
          <table:table-cell office:value-type="string" calcext:value-type="string">
            <text:p>Equipo ordenador profesor donado adultos por curso</text:p>
          </table:table-cell>
          <table:table-cell/>
        </table:table-row>
        <table:table-row table:style-name="ro6">
          <table:table-cell/>
          <table:table-cell table:content-validation-name="val5" office:value-type="string" calcext:value-type="string">
            <text:p>A17 IES Harí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content-validation-name="val6" office:value-type="string" calcext:value-type="string">
            <text:p>Profesorado</text:p>
          </table:table-cell>
          <table:table-cell office:value-type="string" calcext:value-type="string">
            <text:p>500GB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Intel I5</text:p>
          </table:table-cell>
          <table:table-cell office:value-type="string" calcext:value-type="string">
            <text:p>Ubuntu 14.04</text:p>
          </table:table-cell>
          <table:table-cell office:value-type="string" calcext:value-type="string">
            <text:p>Equipo ordenador profesor donado adultos por curso</text:p>
          </table:table-cell>
          <table:table-cell/>
        </table:table-row>
        <table:table-row table:style-name="ro10">
          <table:table-cell/>
          <table:table-cell table:content-validation-name="val5" office:value-type="string" calcext:value-type="string">
            <text:p>A17 IES Harí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Compaq DC 7100 CMT</text:p>
          </table:table-cell>
          <table:table-cell table:content-validation-name="val6" office:value-type="string" calcext:value-type="string">
            <text:p>Alumnado</text:p>
          </table:table-cell>
          <table:table-cell office:value-type="string" calcext:value-type="string">
            <text:p>80GB</text:p>
          </table:table-cell>
          <table:table-cell office:value-type="string" calcext:value-type="string">
            <text:p>1GB</text:p>
          </table:table-cell>
          <table:table-cell office:value-type="string" calcext:value-type="string">
            <text:p>Pentium IV</text:p>
          </table:table-cell>
          <table:table-cell office:value-type="string" calcext:value-type="string">
            <text:p>Windows XP</text:p>
          </table:table-cell>
          <table:table-cell office:value-type="string" calcext:value-type="string">
            <text:p>Uso prácticas</text:p>
          </table:table-cell>
          <table:table-cell/>
        </table:table-row>
        <table:table-row table:style-name="ro10" table:number-rows-repeated="87">
          <table:table-cell/>
          <table:table-cell table:content-validation-name="val5"/>
          <table:table-cell table:number-columns-repeated="3"/>
          <table:table-cell table:content-validation-name="val6"/>
          <table:table-cell table:number-columns-repeated="6"/>
        </table:table-row>
        <table:table-row table:style-name="ro10">
          <table:table-cell/>
          <table:table-cell table:content-validation-name="val5"/>
          <table:table-cell table:number-columns-repeated="3"/>
          <table:table-cell table:content-validation-name="val6"/>
          <table:table-cell table:number-columns-repeated="6"/>
        </table:table-row>
      </table:table>
      <table:table table:name="Software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ce4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19"/>
        <table:table-column table:style-name="co26" table:default-cell-style-name="Default"/>
        <table:table-column table:style-name="co19" table:default-cell-style-name="Default"/>
        <table:table-column table:style-name="co27" table:default-cell-style-name="ce15"/>
        <table:table-column table:style-name="co28" table:default-cell-style-name="ce15"/>
        <table:table-column table:style-name="co29" table:default-cell-style-name="Default"/>
        <table:table-row table:style-name="ro11"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3">
          <table:table-cell/>
          <table:table-cell table:style-name="ce16" office:value-type="string" calcext:value-type="string" table:number-columns-spanned="8" table:number-rows-spanned="1">
            <text:p>INVENTARIO SOFTWARE</text:p>
          </table:table-cell>
          <table:covered-table-cell table:number-columns-repeated="3"/>
          <table:covered-table-cell table:style-name="Default"/>
          <table:covered-table-cell table:number-columns-repeated="2"/>
          <table:covered-table-cell table:style-name="Default"/>
          <table:table-cell table:style-name="Default"/>
          <table:table-cell/>
        </table:table-row>
        <table:table-row table:style-name="ro12"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3">
          <table:table-cell/>
          <table:table-cell table:style-name="ce22"/>
          <table:table-cell table:style-name="ce24" table:number-columns-repeated="5"/>
          <table:table-cell table:style-name="ce26" office:value-type="string" calcext:value-type="string" table:number-columns-spanned="2" table:number-rows-spanned="1">
            <text:p>REQUISITOS MÍNIMOS</text:p>
          </table:table-cell>
          <table:covered-table-cell table:style-name="ce28"/>
          <table:table-cell table:style-name="ce30"/>
          <table:table-cell/>
        </table:table-row>
        <table:table-row table:style-name="ro14">
          <table:table-cell/>
          <table:table-cell table:style-name="ce23" office:value-type="string" calcext:value-type="string">
            <text:p>Taller</text:p>
          </table:table-cell>
          <table:table-cell table:style-name="ce25" office:value-type="string" calcext:value-type="string">
            <office:annotation draw:style-name="gr3" draw:text-style-name="P2" svg:width="28.99mm" svg:height="21.76mm" svg:x="78.66mm" svg:y="15.09mm" draw:caption-point-x="-5.93mm" draw:caption-point-y="15.26mm">
              <dc:creator>SRS</dc:creator>
              <dc:date>2015-05-15T00:00:00</dc:date>
              <text:p text:style-name="P1"><text:span text:style-name="T1">Número de equipos donde está instalado este software en el taller</text:span></text:p>
            </office:annotation>
            <text:p>Número de equipos</text:p>
          </table:table-cell>
          <table:table-cell table:style-name="ce25" office:value-type="string" calcext:value-type="string">
            <text:p>Nombre de la aplicación</text:p>
          </table:table-cell>
          <table:table-cell table:style-name="ce25" office:value-type="string" calcext:value-type="string">
            <text:p>Versión</text:p>
          </table:table-cell>
          <table:table-cell table:style-name="ce25" office:value-type="string" calcext:value-type="string">
            <office:annotation draw:style-name="gr4" draw:text-style-name="P2" svg:width="28.99mm" svg:height="29.66mm" svg:x="169.65mm" svg:y="15.1mm" draw:caption-point-x="-5.48mm" draw:caption-point-y="15.25mm">
              <dc:creator>SRS</dc:creator>
              <dc:date>2015-05-14T00:00:00</dc:date>
              <text:p text:style-name="P1"><text:span text:style-name="T1">¿La aplicación se instala localmente en el equipo (escritorio) o se puede utilizar desde la web?</text:span></text:p>
            </office:annotation>
            <text:p>Tipo</text:p>
          </table:table-cell>
          <table:table-cell table:style-name="ce25" office:value-type="string" calcext:value-type="string">
            <text:p>Perfil de usuario</text:p>
          </table:table-cell>
          <table:table-cell table:style-name="ce27" office:value-type="string" calcext:value-type="string">
            <office:annotation draw:style-name="gr5" draw:text-style-name="P2" svg:width="28.99mm" svg:height="41.51mm" svg:x="239.45mm" svg:y="15.09mm" draw:caption-point-x="-5.33mm" draw:caption-point-y="15.26mm">
              <dc:creator>SRS</dc:creator>
              <dc:date>2015-05-11T00:00:00</dc:date>
              <text:p text:style-name="P1"><text:span text:style-name="T1">Nombre del sistema operativo, incluyendo su versión. Por ejemplo, Windows XP, Ubuntu 14.04, etc.</text:span></text:p>
              <text:p text:style-name="P1"><text:span text:style-name="T1"/></text:p>
            </office:annotation>
            <text:p>Sistema operativo</text:p>
          </table:table-cell>
          <table:table-cell table:style-name="ce29" office:value-type="string" calcext:value-type="string">
            <text:p>Hardware</text:p>
          </table:table-cell>
          <table:table-cell table:style-name="ce29" office:value-type="string" calcext:value-type="string">
            <text:p>Observaciones</text:p>
          </table:table-cell>
          <table:table-cell/>
        </table:table-row>
        <table:table-row table:style-name="ro5">
          <table:table-cell/>
          <table:table-cell table:content-validation-name="val7" office:value-type="string" calcext:value-type="string">
            <text:p>A14 IES Harí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ibreOffice</text:p>
          </table:table-cell>
          <table:table-cell office:value-type="string" calcext:value-type="string">
            <text:p>4.2</text:p>
          </table:table-cell>
          <table:table-cell table:content-validation-name="val8" office:value-type="string" calcext:value-type="string">
            <text:p>Escritorio</text:p>
          </table:table-cell>
          <table:table-cell table:content-validation-name="val9" office:value-type="string" calcext:value-type="string">
            <text:p>Ambos</text:p>
          </table:table-cell>
          <table:table-cell office:value-type="string" calcext:value-type="string">
            <text:p>Ubuntu 14.04</text:p>
          </table:table-cell>
          <table:table-cell office:value-type="string" calcext:value-type="string">
            <text:p>Pentium III, 256MB RAM</text:p>
          </table:table-cell>
          <table:table-cell table:number-columns-repeated="2"/>
        </table:table-row>
        <table:table-row table:style-name="ro6">
          <table:table-cell/>
          <table:table-cell table:content-validation-name="val7" office:value-type="string" calcext:value-type="string">
            <text:p>A14 IES Harí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poptes client</text:p>
          </table:table-cell>
          <table:table-cell office:value-type="string" calcext:value-type="string">
            <text:p>0.5</text:p>
          </table:table-cell>
          <table:table-cell table:content-validation-name="val8" office:value-type="string" calcext:value-type="string">
            <text:p>Escritorio</text:p>
          </table:table-cell>
          <table:table-cell table:content-validation-name="val9" office:value-type="string" calcext:value-type="string">
            <text:p>Alumnado</text:p>
          </table:table-cell>
          <table:table-cell office:value-type="string" calcext:value-type="string">
            <text:p>Ubuntu 14.04</text:p>
          </table:table-cell>
          <table:table-cell office:value-type="string" calcext:value-type="string">
            <text:p>Pentium III, 256MB RAM</text:p>
          </table:table-cell>
          <table:table-cell table:number-columns-repeated="2"/>
        </table:table-row>
        <table:table-row table:style-name="ro6">
          <table:table-cell/>
          <table:table-cell table:content-validation-name="val7" office:value-type="string" calcext:value-type="string">
            <text:p>A14 IES Harí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poptes server</text:p>
          </table:table-cell>
          <table:table-cell office:value-type="string" calcext:value-type="string">
            <text:p>0.5</text:p>
          </table:table-cell>
          <table:table-cell table:content-validation-name="val8" office:value-type="string" calcext:value-type="string">
            <text:p>Escritorio</text:p>
          </table:table-cell>
          <table:table-cell table:content-validation-name="val9" office:value-type="string" calcext:value-type="string">
            <text:p>Profesorado</text:p>
          </table:table-cell>
          <table:table-cell office:value-type="string" calcext:value-type="string">
            <text:p>Ubuntu 14.04</text:p>
          </table:table-cell>
          <table:table-cell office:value-type="string" calcext:value-type="string">
            <text:p>Pentium IV, 1 GB RAM</text:p>
          </table:table-cell>
          <table:table-cell office:value-type="string" calcext:value-type="string">
            <text:p>Control del aula</text:p>
          </table:table-cell>
          <table:table-cell/>
        </table:table-row>
        <table:table-row table:style-name="ro6">
          <table:table-cell/>
          <table:table-cell table:content-validation-name="val7" office:value-type="string" calcext:value-type="string">
            <text:p>A14 IES Harí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ireshark</text:p>
          </table:table-cell>
          <table:table-cell office:value-type="string" calcext:value-type="string">
            <text:p>1.1</text:p>
          </table:table-cell>
          <table:table-cell table:content-validation-name="val8" office:value-type="string" calcext:value-type="string">
            <text:p>Escritorio</text:p>
          </table:table-cell>
          <table:table-cell table:content-validation-name="val9" office:value-type="string" calcext:value-type="string">
            <text:p>Ambos</text:p>
          </table:table-cell>
          <table:table-cell office:value-type="string" calcext:value-type="string">
            <text:p>Ubuntu 14.04</text:p>
          </table:table-cell>
          <table:table-cell office:value-type="string" calcext:value-type="string">
            <text:p>Pentium III, 256MB RAM</text:p>
          </table:table-cell>
          <table:table-cell table:number-columns-repeated="2"/>
        </table:table-row>
        <table:table-row table:style-name="ro6">
          <table:table-cell/>
          <table:table-cell table:content-validation-name="val7" office:value-type="string" calcext:value-type="string">
            <text:p>A14 IES Harí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a</text:p>
          </table:table-cell>
          <table:table-cell office:value-type="string" calcext:value-type="string">
            <text:p>0.97</text:p>
          </table:table-cell>
          <table:table-cell table:content-validation-name="val8" office:value-type="string" calcext:value-type="string">
            <text:p>Escritorio</text:p>
          </table:table-cell>
          <table:table-cell table:content-validation-name="val9" office:value-type="string" calcext:value-type="string">
            <text:p>Ambos</text:p>
          </table:table-cell>
          <table:table-cell office:value-type="string" calcext:value-type="string">
            <text:p>Ubuntu 14.04</text:p>
          </table:table-cell>
          <table:table-cell office:value-type="string" calcext:value-type="string">
            <text:p>Pentium III, 256MB RAM</text:p>
          </table:table-cell>
          <table:table-cell table:number-columns-repeated="2"/>
        </table:table-row>
        <table:table-row table:style-name="ro6">
          <table:table-cell/>
          <table:table-cell table:content-validation-name="val7" office:value-type="string" calcext:value-type="string">
            <text:p>A14 IES Harí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reeplane</text:p>
          </table:table-cell>
          <table:table-cell office:value-type="string" calcext:value-type="string">
            <text:p>1.2</text:p>
          </table:table-cell>
          <table:table-cell table:content-validation-name="val8" office:value-type="string" calcext:value-type="string">
            <text:p>Escritorio</text:p>
          </table:table-cell>
          <table:table-cell table:content-validation-name="val9" office:value-type="string" calcext:value-type="string">
            <text:p>Ambos</text:p>
          </table:table-cell>
          <table:table-cell office:value-type="string" calcext:value-type="string">
            <text:p>Ubuntu 14.04</text:p>
          </table:table-cell>
          <table:table-cell office:value-type="string" calcext:value-type="string">
            <text:p>Pentium IV, 512MB RAM</text:p>
          </table:table-cell>
          <table:table-cell table:number-columns-repeated="2"/>
        </table:table-row>
        <table:table-row table:style-name="ro6">
          <table:table-cell/>
          <table:table-cell table:content-validation-name="val7" office:value-type="string" calcext:value-type="string">
            <text:p>A14 IES Harí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38.0</text:p>
          </table:table-cell>
          <table:table-cell table:content-validation-name="val8" office:value-type="string" calcext:value-type="string">
            <text:p>Escritorio</text:p>
          </table:table-cell>
          <table:table-cell table:content-validation-name="val9" office:value-type="string" calcext:value-type="string">
            <text:p>Ambos</text:p>
          </table:table-cell>
          <table:table-cell office:value-type="string" calcext:value-type="string">
            <text:p>Ubuntu 14.04</text:p>
          </table:table-cell>
          <table:table-cell office:value-type="string" calcext:value-type="string">
            <text:p>Pentium IV, 512MB RAM</text:p>
          </table:table-cell>
          <table:table-cell table:number-columns-repeated="2"/>
        </table:table-row>
        <table:table-row table:style-name="ro6">
          <table:table-cell/>
          <table:table-cell table:content-validation-name="val7" office:value-type="string" calcext:value-type="string">
            <text:p>A14 IES Harí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box</text:p>
          </table:table-cell>
          <table:table-cell office:value-type="string" calcext:value-type="string">
            <text:p>4.3</text:p>
          </table:table-cell>
          <table:table-cell table:content-validation-name="val8" office:value-type="string" calcext:value-type="string">
            <text:p>Escritorio</text:p>
          </table:table-cell>
          <table:table-cell table:content-validation-name="val9" office:value-type="string" calcext:value-type="string">
            <text:p>Ambos</text:p>
          </table:table-cell>
          <table:table-cell office:value-type="string" calcext:value-type="string">
            <text:p>Ubuntu 14.04</text:p>
          </table:table-cell>
          <table:table-cell office:value-type="string" calcext:value-type="string">
            <text:p>core2 duo, 1GB RAM, VT-X-/AMD-V</text:p>
          </table:table-cell>
          <table:table-cell table:number-columns-repeated="2"/>
        </table:table-row>
        <table:table-row table:style-name="ro6">
          <table:table-cell/>
          <table:table-cell table:content-validation-name="val7" office:value-type="string" calcext:value-type="string">
            <text:p>A14 IES Harí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Qemu-kvm</text:p>
          </table:table-cell>
          <table:table-cell office:value-type="string" calcext:value-type="string">
            <text:p>2.0</text:p>
          </table:table-cell>
          <table:table-cell table:content-validation-name="val8" office:value-type="string" calcext:value-type="string">
            <text:p>Escritorio</text:p>
          </table:table-cell>
          <table:table-cell table:content-validation-name="val9" office:value-type="string" calcext:value-type="string">
            <text:p>Ambos</text:p>
          </table:table-cell>
          <table:table-cell office:value-type="string" calcext:value-type="string">
            <text:p>Ubuntu 14.04</text:p>
          </table:table-cell>
          <table:table-cell office:value-type="string" calcext:value-type="string">
            <text:p>core2 duo, 1GB RAM, VT-X-/AMD-V</text:p>
          </table:table-cell>
          <table:table-cell table:number-columns-repeated="2"/>
        </table:table-row>
        <table:table-row table:style-name="ro6">
          <table:table-cell/>
          <table:table-cell table:content-validation-name="val7" office:value-type="string" calcext:value-type="string">
            <text:p>A14 IES Harí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 Machine Manager</text:p>
          </table:table-cell>
          <table:table-cell office:value-type="string" calcext:value-type="string">
            <text:p>0.95</text:p>
          </table:table-cell>
          <table:table-cell table:content-validation-name="val8" office:value-type="string" calcext:value-type="string">
            <text:p>Escritorio</text:p>
          </table:table-cell>
          <table:table-cell table:content-validation-name="val9" office:value-type="string" calcext:value-type="string">
            <text:p>Ambos</text:p>
          </table:table-cell>
          <table:table-cell office:value-type="string" calcext:value-type="string">
            <text:p>Ubuntu 14.04</text:p>
          </table:table-cell>
          <table:table-cell office:value-type="string" calcext:value-type="string">
            <text:p>Pentium IV, 512MB RAM</text:p>
          </table:table-cell>
          <table:table-cell table:number-columns-repeated="2"/>
        </table:table-row>
        <table:table-row table:style-name="ro6">
          <table:table-cell/>
          <table:table-cell table:content-validation-name="val7" office:value-type="string" calcext:value-type="string">
            <text:p>A14 IES Harí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ibreOffice</text:p>
          </table:table-cell>
          <table:table-cell office:value-type="string" calcext:value-type="string">
            <text:p>4.2</text:p>
          </table:table-cell>
          <table:table-cell table:content-validation-name="val8" office:value-type="string" calcext:value-type="string">
            <text:p>Escritorio</text:p>
          </table:table-cell>
          <table:table-cell table:content-validation-name="val9" office:value-type="string" calcext:value-type="string">
            <text:p>Ambos</text:p>
          </table:table-cell>
          <table:table-cell office:value-type="string" calcext:value-type="string">
            <text:p>Ubuntu 14.04</text:p>
          </table:table-cell>
          <table:table-cell office:value-type="string" calcext:value-type="string">
            <text:p>Pentium III, 256MB RAM</text:p>
          </table:table-cell>
          <table:table-cell table:number-columns-repeated="2"/>
        </table:table-row>
        <table:table-row table:style-name="ro6">
          <table:table-cell/>
          <table:table-cell table:content-validation-name="val7" office:value-type="string" calcext:value-type="string">
            <text:p>A17 IES Harí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poptes client</text:p>
          </table:table-cell>
          <table:table-cell office:value-type="string" calcext:value-type="string">
            <text:p>0.5</text:p>
          </table:table-cell>
          <table:table-cell table:content-validation-name="val8" office:value-type="string" calcext:value-type="string">
            <text:p>Escritorio</text:p>
          </table:table-cell>
          <table:table-cell table:content-validation-name="val9" office:value-type="string" calcext:value-type="string">
            <text:p>Alumnado</text:p>
          </table:table-cell>
          <table:table-cell office:value-type="string" calcext:value-type="string">
            <text:p>Ubuntu 14.04</text:p>
          </table:table-cell>
          <table:table-cell office:value-type="string" calcext:value-type="string">
            <text:p>Pentium III, 256MB RAM</text:p>
          </table:table-cell>
          <table:table-cell table:number-columns-repeated="2"/>
        </table:table-row>
        <table:table-row table:style-name="ro6">
          <table:table-cell/>
          <table:table-cell table:content-validation-name="val7" office:value-type="string" calcext:value-type="string">
            <text:p>A17 IES Harí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imp</text:p>
          </table:table-cell>
          <table:table-cell office:value-type="string" calcext:value-type="string">
            <text:p>2.8</text:p>
          </table:table-cell>
          <table:table-cell table:content-validation-name="val8" office:value-type="string" calcext:value-type="string">
            <text:p>Escritorio</text:p>
          </table:table-cell>
          <table:table-cell table:content-validation-name="val9" office:value-type="string" calcext:value-type="string">
            <text:p>Ambos</text:p>
          </table:table-cell>
          <table:table-cell office:value-type="string" calcext:value-type="string">
            <text:p>Ubuntu 14.04</text:p>
          </table:table-cell>
          <table:table-cell office:value-type="string" calcext:value-type="string">
            <text:p>Pentium IV 128MB RAM</text:p>
          </table:table-cell>
          <table:table-cell table:number-columns-repeated="2"/>
        </table:table-row>
        <table:table-row table:style-name="ro6">
          <table:table-cell/>
          <table:table-cell table:content-validation-name="val7" office:value-type="string" calcext:value-type="string">
            <text:p>A17 IES Harí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1.3</text:p>
          </table:table-cell>
          <table:table-cell table:content-validation-name="val8" office:value-type="string" calcext:value-type="string">
            <text:p>Escritorio</text:p>
          </table:table-cell>
          <table:table-cell table:content-validation-name="val9" office:value-type="string" calcext:value-type="string">
            <text:p>Ambos</text:p>
          </table:table-cell>
          <table:table-cell office:value-type="string" calcext:value-type="string">
            <text:p>Ubuntu 14.04</text:p>
          </table:table-cell>
          <table:table-cell office:value-type="string" calcext:value-type="string">
            <text:p>Pentium IV, 512MB RAM</text:p>
          </table:table-cell>
          <table:table-cell table:number-columns-repeated="2"/>
        </table:table-row>
        <table:table-row table:style-name="ro6">
          <table:table-cell/>
          <table:table-cell table:content-validation-name="val7" office:value-type="string" calcext:value-type="string">
            <text:p>A17 IES Harí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reshark</text:p>
          </table:table-cell>
          <table:table-cell office:value-type="string" calcext:value-type="string">
            <text:p>1.1</text:p>
          </table:table-cell>
          <table:table-cell table:content-validation-name="val8" office:value-type="string" calcext:value-type="string">
            <text:p>Escritorio</text:p>
          </table:table-cell>
          <table:table-cell table:content-validation-name="val9" office:value-type="string" calcext:value-type="string">
            <text:p>Ambos</text:p>
          </table:table-cell>
          <table:table-cell office:value-type="string" calcext:value-type="string">
            <text:p>Ubuntu 14.04</text:p>
          </table:table-cell>
          <table:table-cell office:value-type="string" calcext:value-type="string">
            <text:p>Pentium III, 256MB RAM</text:p>
          </table:table-cell>
          <table:table-cell table:number-columns-repeated="2"/>
        </table:table-row>
        <table:table-row table:style-name="ro6">
          <table:table-cell/>
          <table:table-cell table:content-validation-name="val7" office:value-type="string" calcext:value-type="string">
            <text:p>A17 IES Harí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a</text:p>
          </table:table-cell>
          <table:table-cell office:value-type="string" calcext:value-type="string">
            <text:p>0.97</text:p>
          </table:table-cell>
          <table:table-cell table:content-validation-name="val8" office:value-type="string" calcext:value-type="string">
            <text:p>Escritorio</text:p>
          </table:table-cell>
          <table:table-cell table:content-validation-name="val9" office:value-type="string" calcext:value-type="string">
            <text:p>Ambos</text:p>
          </table:table-cell>
          <table:table-cell office:value-type="string" calcext:value-type="string">
            <text:p>Ubuntu 14.04</text:p>
          </table:table-cell>
          <table:table-cell office:value-type="string" calcext:value-type="string">
            <text:p>Pentium III, 256MB RAM</text:p>
          </table:table-cell>
          <table:table-cell table:number-columns-repeated="2"/>
        </table:table-row>
        <table:table-row table:style-name="ro6">
          <table:table-cell/>
          <table:table-cell table:content-validation-name="val7" office:value-type="string" calcext:value-type="string">
            <text:p>A17 IES Harí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reeplane</text:p>
          </table:table-cell>
          <table:table-cell office:value-type="string" calcext:value-type="string">
            <text:p>1.2</text:p>
          </table:table-cell>
          <table:table-cell table:content-validation-name="val8" office:value-type="string" calcext:value-type="string">
            <text:p>Escritorio</text:p>
          </table:table-cell>
          <table:table-cell table:content-validation-name="val9" office:value-type="string" calcext:value-type="string">
            <text:p>Ambos</text:p>
          </table:table-cell>
          <table:table-cell office:value-type="string" calcext:value-type="string">
            <text:p>Ubuntu 14.04</text:p>
          </table:table-cell>
          <table:table-cell office:value-type="string" calcext:value-type="string">
            <text:p>Pentium IV, 512MB RAM</text:p>
          </table:table-cell>
          <table:table-cell table:number-columns-repeated="2"/>
        </table:table-row>
        <table:table-row table:style-name="ro6">
          <table:table-cell/>
          <table:table-cell table:content-validation-name="val7" office:value-type="string" calcext:value-type="string">
            <text:p>A17 IES Harí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irtualbox</text:p>
          </table:table-cell>
          <table:table-cell office:value-type="string" calcext:value-type="string">
            <text:p>4.3</text:p>
          </table:table-cell>
          <table:table-cell table:content-validation-name="val8" office:value-type="string" calcext:value-type="string">
            <text:p>Escritorio</text:p>
          </table:table-cell>
          <table:table-cell table:content-validation-name="val9" office:value-type="string" calcext:value-type="string">
            <text:p>Ambos</text:p>
          </table:table-cell>
          <table:table-cell office:value-type="string" calcext:value-type="string">
            <text:p>Ubuntu 14.04</text:p>
          </table:table-cell>
          <table:table-cell office:value-type="string" calcext:value-type="string">
            <text:p>core2 duo, 1GB RAM, VT-X-/AMD-V</text:p>
          </table:table-cell>
          <table:table-cell table:number-columns-repeated="2"/>
        </table:table-row>
        <table:table-row table:style-name="ro6">
          <table:table-cell/>
          <table:table-cell table:content-validation-name="val7" office:value-type="string" calcext:value-type="string">
            <text:p>A17 IES Harí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38.0</text:p>
          </table:table-cell>
          <table:table-cell table:content-validation-name="val8" office:value-type="string" calcext:value-type="string">
            <text:p>Escritorio</text:p>
          </table:table-cell>
          <table:table-cell table:content-validation-name="val9" office:value-type="string" calcext:value-type="string">
            <text:p>Ambos</text:p>
          </table:table-cell>
          <table:table-cell office:value-type="string" calcext:value-type="string">
            <text:p>Ubuntu 14.04</text:p>
          </table:table-cell>
          <table:table-cell office:value-type="string" calcext:value-type="string">
            <text:p>Pentium IV, 512MB RAM</text:p>
          </table:table-cell>
          <table:table-cell table:number-columns-repeated="2"/>
        </table:table-row>
        <table:table-row table:style-name="ro6">
          <table:table-cell/>
          <table:table-cell table:content-validation-name="val7" office:value-type="string" calcext:value-type="string">
            <text:p>A17 IES Harí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s Server 2012 </text:p>
          </table:table-cell>
          <table:table-cell office:value-type="string" calcext:value-type="string">
            <text:p>2012 Evaluation</text:p>
          </table:table-cell>
          <table:table-cell table:content-validation-name="val8" office:value-type="string" calcext:value-type="string">
            <text:p>Escritorio</text:p>
          </table:table-cell>
          <table:table-cell table:content-validation-name="val9" office:value-type="string" calcext:value-type="string">
            <text:p>Ambos</text:p>
          </table:table-cell>
          <table:table-cell office:value-type="string" calcext:value-type="string">
            <text:p>Ubuntu.14.04</text:p>
          </table:table-cell>
          <table:table-cell office:value-type="string" calcext:value-type="string">
            <text:p>64-bit x64CPU, 1.4GHz, 512 MB RAM</text:p>
          </table:table-cell>
          <table:table-cell office:value-type="string" calcext:value-type="string">
            <text:p>Se instala en máquina virtual</text:p>
          </table:table-cell>
          <table:table-cell/>
        </table:table-row>
        <table:table-row table:style-name="ro6">
          <table:table-cell/>
          <table:table-cell table:content-validation-name="val7" office:value-type="string" calcext:value-type="string">
            <text:p>A17 IES Harí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hunderbird</text:p>
          </table:table-cell>
          <table:table-cell office:value-type="string" calcext:value-type="string">
            <text:p>31.7</text:p>
          </table:table-cell>
          <table:table-cell table:content-validation-name="val8" office:value-type="string" calcext:value-type="string">
            <text:p>Escritorio</text:p>
          </table:table-cell>
          <table:table-cell table:content-validation-name="val9" office:value-type="string" calcext:value-type="string">
            <text:p>Ambos</text:p>
          </table:table-cell>
          <table:table-cell office:value-type="string" calcext:value-type="string">
            <text:p>Ubuntu 14.04</text:p>
          </table:table-cell>
          <table:table-cell office:value-type="string" calcext:value-type="string">
            <text:p>Pentium IV, 1 GB RAM</text:p>
          </table:table-cell>
          <table:table-cell table:number-columns-repeated="2"/>
        </table:table-row>
        <table:table-row table:style-name="ro6">
          <table:table-cell/>
          <table:table-cell table:content-validation-name="val7" office:value-type="string" calcext:value-type="string">
            <text:p>A17 IES Harí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poptes server</text:p>
          </table:table-cell>
          <table:table-cell office:value-type="string" calcext:value-type="string">
            <text:p>0.5</text:p>
          </table:table-cell>
          <table:table-cell table:content-validation-name="val8" office:value-type="string" calcext:value-type="string">
            <text:p>Escritorio</text:p>
          </table:table-cell>
          <table:table-cell table:content-validation-name="val9" office:value-type="string" calcext:value-type="string">
            <text:p>Profesorado</text:p>
          </table:table-cell>
          <table:table-cell office:value-type="string" calcext:value-type="string">
            <text:p>Ubuntu 14.04</text:p>
          </table:table-cell>
          <table:table-cell office:value-type="string" calcext:value-type="string">
            <text:p>Pentium IV, 1 GB RAM</text:p>
          </table:table-cell>
          <table:table-cell office:value-type="string" calcext:value-type="string">
            <text:p>Control del aula</text:p>
          </table:table-cell>
          <table:table-cell/>
        </table:table-row>
        <table:table-row table:style-name="ro6">
          <table:table-cell/>
          <table:table-cell table:content-validation-name="val7" office:value-type="string" calcext:value-type="string">
            <text:p>A17 IES Harí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isco Packet Tracer</text:p>
          </table:table-cell>
          <table:table-cell office:value-type="string" calcext:value-type="string">
            <text:p>6.2</text:p>
          </table:table-cell>
          <table:table-cell table:content-validation-name="val8" office:value-type="string" calcext:value-type="string">
            <text:p>Escritorio</text:p>
          </table:table-cell>
          <table:table-cell table:content-validation-name="val9" office:value-type="string" calcext:value-type="string">
            <text:p>Ambos</text:p>
          </table:table-cell>
          <table:table-cell office:value-type="string" calcext:value-type="string">
            <text:p>Ubuntu 14.04</text:p>
          </table:table-cell>
          <table:table-cell office:value-type="string" calcext:value-type="string">
            <text:p>Pentium IV, 512MB RAM</text:p>
          </table:table-cell>
          <table:table-cell table:number-columns-repeated="2"/>
        </table:table-row>
        <table:table-row table:style-name="ro5" table:number-rows-repeated="76">
          <table:table-cell/>
          <table:table-cell table:content-validation-name="val7"/>
          <table:table-cell table:number-columns-repeated="3"/>
          <table:table-cell table:content-validation-name="val8"/>
          <table:table-cell table:content-validation-name="val9"/>
          <table:table-cell table:number-columns-repeated="4"/>
        </table:table-row>
        <table:table-row table:style-name="ro5">
          <table:table-cell/>
          <table:table-cell table:content-validation-name="val7"/>
          <table:table-cell table:number-columns-repeated="3"/>
          <table:table-cell table:content-validation-name="val8"/>
          <table:table-cell table:content-validation-name="val9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mo" fo:language="es" fo:country="ES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6">00/00/0000</text:date>, <text:time style:data-style-name="N2" text:time-value="09:17:13.94093979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io Ramos</meta:initial-creator>
    <meta:creation-date>2015-05-11T12:26:37</meta:creation-date>
    <dc:date>2015-06-16T09:22:39.928622858</dc:date>
    <meta:editing-duration>PT13H9M22S</meta:editing-duration>
    <meta:editing-cycles>36</meta:editing-cycles>
    <meta:generator>LibreOffice/4.4.3.2$Linux_X86_64 LibreOffice_project/40m0$Build-2</meta:generator>
    <meta:document-statistic meta:table-count="3" meta:cell-count="864" meta:object-count="0"/>
  </office:meta>
</office:document-meta>
</file>